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13" table:default-cell-style-name="Default"/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29" calcext:value-type="float">
            <text:p>2.29</text:p>
          </table:table-cell>
          <table:table-cell/>
          <table:table-cell table:formula="of:=[.A1]/34.51" office:value-type="float" office:value="0.066067806432918" calcext:value-type="float">
            <text:p>0.066067806432918</text:p>
          </table:table-cell>
          <table:table-cell table:formula="of:=[.B1]/33.77" office:value-type="float" office:value="0.0678116671602014" calcext:value-type="float">
            <text:p>0.0678116671602014</text:p>
          </table:table-cell>
          <table:table-cell/>
          <table:table-cell office:value-type="float" office:value="0.498" calcext:value-type="float">
            <text:p>0.498</text:p>
          </table:table-cell>
          <table:table-cell table:formula="of:=1-[.G1]" office:value-type="float" office:value="0.502" calcext:value-type="float">
            <text:p>0.502</text:p>
          </table:table-cell>
          <table:table-cell table:number-columns-repeated="5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/>
          <table:table-cell table:formula="of:=[.A2]/34.51" office:value-type="float" office:value="0.0573746740075341" calcext:value-type="float">
            <text:p>0.0573746740075341</text:p>
          </table:table-cell>
          <table:table-cell table:formula="of:=[.B2]/33.77" office:value-type="float" office:value="0.0580396801895173" calcext:value-type="float">
            <text:p>0.0580396801895173</text:p>
          </table:table-cell>
          <table:table-cell/>
          <table:table-cell office:value-type="float" office:value="0.502" calcext:value-type="float">
            <text:p>0.502</text:p>
          </table:table-cell>
          <table:table-cell table:formula="of:=1-[.G2]" office:value-type="float" office:value="0.498" calcext:value-type="float">
            <text:p>0.498</text:p>
          </table:table-cell>
          <table:table-cell table:number-columns-repeated="5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.15" calcext:value-type="float">
            <text:p>2.15</text:p>
          </table:table-cell>
          <table:table-cell/>
          <table:table-cell table:formula="of:=[.A3]/34.51" office:value-type="float" office:value="0.0620110113010722" calcext:value-type="float">
            <text:p>0.0620110113010722</text:p>
          </table:table-cell>
          <table:table-cell table:formula="of:=[.B3]/33.77" office:value-type="float" office:value="0.063665975718093" calcext:value-type="float">
            <text:p>0.063665975718093</text:p>
          </table:table-cell>
          <table:table-cell/>
          <table:table-cell office:value-type="float" office:value="0.498" calcext:value-type="float">
            <text:p>0.498</text:p>
          </table:table-cell>
          <table:table-cell table:formula="of:=1-[.G3]" office:value-type="float" office:value="0.502" calcext:value-type="float">
            <text:p>0.502</text:p>
          </table:table-cell>
          <table:table-cell table:number-columns-repeated="5"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.39" calcext:value-type="float">
            <text:p>2.39</text:p>
          </table:table-cell>
          <table:table-cell/>
          <table:table-cell table:formula="of:=[.A4]/34.51" office:value-type="float" office:value="0.0698348304839177" calcext:value-type="float">
            <text:p>0.0698348304839177</text:p>
          </table:table-cell>
          <table:table-cell table:formula="of:=[.B4]/33.77" office:value-type="float" office:value="0.0707728753331359" calcext:value-type="float">
            <text:p>0.0707728753331359</text:p>
          </table:table-cell>
          <table:table-cell/>
          <table:table-cell office:value-type="float" office:value="0.502" calcext:value-type="float">
            <text:p>0.502</text:p>
          </table:table-cell>
          <table:table-cell table:formula="of:=1-[.G4]" office:value-type="float" office:value="0.498" calcext:value-type="float">
            <text:p>0.498</text:p>
          </table:table-cell>
          <table:table-cell table:number-columns-repeated="5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99" calcext:value-type="float">
            <text:p>1.99</text:p>
          </table:table-cell>
          <table:table-cell/>
          <table:table-cell table:formula="of:=[.A5]/34.51" office:value-type="float" office:value="0.061721240220226" calcext:value-type="float">
            <text:p>0.061721240220226</text:p>
          </table:table-cell>
          <table:table-cell table:formula="of:=[.B5]/33.77" office:value-type="float" office:value="0.0589280426413977" calcext:value-type="float">
            <text:p>0.0589280426413977</text:p>
          </table:table-cell>
          <table:table-cell/>
          <table:table-cell office:value-type="float" office:value="0.516" calcext:value-type="float">
            <text:p>0.516</text:p>
          </table:table-cell>
          <table:table-cell table:formula="of:=1-[.G5]" office:value-type="float" office:value="0.484" calcext:value-type="float">
            <text:p>0.484</text:p>
          </table:table-cell>
          <table:table-cell table:number-columns-repeated="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A6]/34.51" office:value-type="float" office:value="0.0657780353520719" calcext:value-type="float">
            <text:p>0.0657780353520719</text:p>
          </table:table-cell>
          <table:table-cell table:formula="of:=[.B6]/33.77" office:value-type="float" office:value="0.0621853716316257" calcext:value-type="float">
            <text:p>0.0621853716316257</text:p>
          </table:table-cell>
          <table:table-cell/>
          <table:table-cell office:value-type="float" office:value="0.519" calcext:value-type="float">
            <text:p>0.519</text:p>
          </table:table-cell>
          <table:table-cell table:formula="of:=1-[.G6]" office:value-type="float" office:value="0.481" calcext:value-type="float">
            <text:p>0.481</text:p>
          </table:table-cell>
          <table:table-cell table:number-columns-repeated="5"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2.65" calcext:value-type="float">
            <text:p>2.65</text:p>
          </table:table-cell>
          <table:table-cell/>
          <table:table-cell table:formula="of:=[.A7]/34.51" office:value-type="float" office:value="0.0773688785859171" calcext:value-type="float">
            <text:p>0.0773688785859171</text:p>
          </table:table-cell>
          <table:table-cell table:formula="of:=[.B7]/33.77" office:value-type="float" office:value="0.0784720165827658" calcext:value-type="float">
            <text:p>0.0784720165827658</text:p>
          </table:table-cell>
          <table:table-cell/>
          <table:table-cell office:value-type="float" office:value="0.501" calcext:value-type="float">
            <text:p>0.501</text:p>
          </table:table-cell>
          <table:table-cell table:formula="of:=1-[.G7]" office:value-type="float" office:value="0.499" calcext:value-type="float">
            <text:p>0.49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06" calcext:value-type="float">
            <text:p>2.06</text:p>
          </table:table-cell>
          <table:table-cell/>
          <table:table-cell table:formula="of:=[.A8]/34.51" office:value-type="float" office:value="0.0596928426543031" calcext:value-type="float">
            <text:p>0.0596928426543031</text:p>
          </table:table-cell>
          <table:table-cell table:formula="of:=[.B8]/33.77" office:value-type="float" office:value="0.0610008883624519" calcext:value-type="float">
            <text:p>0.061000888362451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8]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46" calcext:value-type="float">
            <text:p>2.46</text:p>
          </table:table-cell>
          <table:table-cell/>
          <table:table-cell table:formula="of:=[.A9]/34.51" office:value-type="float" office:value="0.0657780353520719" calcext:value-type="float">
            <text:p>0.0657780353520719</text:p>
          </table:table-cell>
          <table:table-cell table:formula="of:=[.B9]/33.77" office:value-type="float" office:value="0.0728457210541901" calcext:value-type="float">
            <text:p>0.0728457210541901</text:p>
          </table:table-cell>
          <table:table-cell/>
          <table:table-cell office:value-type="float" office:value="0.479" calcext:value-type="float">
            <text:p>0.479</text:p>
          </table:table-cell>
          <table:table-cell table:formula="of:=1-[.G9]" office:value-type="float" office:value="0.521" calcext:value-type="float">
            <text:p>0.521</text:p>
          </table:table-cell>
          <table:table-cell table:number-columns-repeated="5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.09" calcext:value-type="float">
            <text:p>2.09</text:p>
          </table:table-cell>
          <table:table-cell/>
          <table:table-cell table:formula="of:=[.A10]/34.51" office:value-type="float" office:value="0.0646189510286873" calcext:value-type="float">
            <text:p>0.0646189510286873</text:p>
          </table:table-cell>
          <table:table-cell table:formula="of:=[.B10]/33.77" office:value-type="float" office:value="0.0618892508143322" calcext:value-type="float">
            <text:p>0.0618892508143322</text:p>
          </table:table-cell>
          <table:table-cell/>
          <table:table-cell office:value-type="float" office:value="0.516" calcext:value-type="float">
            <text:p>0.516</text:p>
          </table:table-cell>
          <table:table-cell table:formula="of:=1-[.G10]" office:value-type="float" office:value="0.484" calcext:value-type="float">
            <text:p>0.48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67" calcext:value-type="float">
            <text:p>2.67</text:p>
          </table:table-cell>
          <table:table-cell/>
          <table:table-cell table:formula="of:=[.A11]/34.51" office:value-type="float" office:value="0.0773688785859171" calcext:value-type="float">
            <text:p>0.0773688785859171</text:p>
          </table:table-cell>
          <table:table-cell table:formula="of:=[.B11]/33.77" office:value-type="float" office:value="0.0790642582173527" calcext:value-type="float">
            <text:p>0.079064258217352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1]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.42" calcext:value-type="float">
            <text:p>2.42</text:p>
          </table:table-cell>
          <table:table-cell/>
          <table:table-cell table:formula="of:=[.A12]/34.51" office:value-type="float" office:value="0.07041437264561" calcext:value-type="float">
            <text:p>0.07041437264561</text:p>
          </table:table-cell>
          <table:table-cell table:formula="of:=[.B12]/33.77" office:value-type="float" office:value="0.0716612377850163" calcext:value-type="float">
            <text:p>0.0716612377850163</text:p>
          </table:table-cell>
          <table:table-cell/>
          <table:table-cell office:value-type="float" office:value="0.501" calcext:value-type="float">
            <text:p>0.501</text:p>
          </table:table-cell>
          <table:table-cell table:formula="of:=1-[.G12]" office:value-type="float" office:value="0.499" calcext:value-type="float">
            <text:p>0.499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94" calcext:value-type="float">
            <text:p>1.94</text:p>
          </table:table-cell>
          <table:table-cell/>
          <table:table-cell table:formula="of:=[.A13]/34.51" office:value-type="float" office:value="0.0637496377861489" calcext:value-type="float">
            <text:p>0.0637496377861489</text:p>
          </table:table-cell>
          <table:table-cell table:formula="of:=[.B13]/33.77" office:value-type="float" office:value="0.0574474385549304" calcext:value-type="float">
            <text:p>0.0574474385549304</text:p>
          </table:table-cell>
          <table:table-cell/>
          <table:table-cell office:value-type="float" office:value="0.531" calcext:value-type="float">
            <text:p>0.531</text:p>
          </table:table-cell>
          <table:table-cell table:formula="of:=1-[.G13]" office:value-type="float" office:value="0.469" calcext:value-type="float">
            <text:p>0.469</text:p>
          </table:table-cell>
          <table:table-cell table:number-columns-repeated="5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.48" calcext:value-type="float">
            <text:p>2.48</text:p>
          </table:table-cell>
          <table:table-cell/>
          <table:table-cell table:formula="of:=[.A14]/34.51" office:value-type="float" office:value="0.0721529991306868" calcext:value-type="float">
            <text:p>0.0721529991306868</text:p>
          </table:table-cell>
          <table:table-cell table:formula="of:=[.B14]/33.77" office:value-type="float" office:value="0.073437962688777" calcext:value-type="float">
            <text:p>0.073437962688777</text:p>
          </table:table-cell>
          <table:table-cell/>
          <table:table-cell office:value-type="float" office:value="0.501" calcext:value-type="float">
            <text:p>0.501</text:p>
          </table:table-cell>
          <table:table-cell table:formula="of:=1-[.G14]" office:value-type="float" office:value="0.499" calcext:value-type="float">
            <text:p>0.499</text:p>
          </table:table-cell>
          <table:table-cell table:number-columns-repeated="5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12" calcext:value-type="float">
            <text:p>2.12</text:p>
          </table:table-cell>
          <table:table-cell/>
          <table:table-cell table:formula="of:=[.A15]/34.51" office:value-type="float" office:value="0.066067806432918" calcext:value-type="float">
            <text:p>0.066067806432918</text:p>
          </table:table-cell>
          <table:table-cell table:formula="of:=[.B15]/33.77" office:value-type="float" office:value="0.0627776132662126" calcext:value-type="float">
            <text:p>0.0627776132662126</text:p>
          </table:table-cell>
          <table:table-cell/>
          <table:table-cell office:value-type="float" office:value="0.518" calcext:value-type="float">
            <text:p>0.518</text:p>
          </table:table-cell>
          <table:table-cell table:formula="of:=1-[.G15]" office:value-type="float" office:value="0.482" calcext:value-type="float">
            <text:p>0.482</text:p>
          </table:table-cell>
          <table:table-cell table:number-columns-repeated="5"/>
        </table:table-row>
        <table:table-row table:style-name="ro1">
          <table:table-cell table:formula="of:=SUM([.A1:.A15])" office:value-type="float" office:value="34.51" calcext:value-type="float">
            <text:p>34.51</text:p>
          </table:table-cell>
          <table:table-cell table:formula="of:=SUM([.B1:.B15])" office:value-type="float" office:value="33.77" calcext:value-type="float">
            <text:p>33.77</text:p>
          </table:table-cell>
          <table:table-cell table:number-columns-repeated="11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4" calcext:value-type="float">
            <text:p>2.4</text:p>
          </table:table-cell>
          <table:table-cell office:value-type="float" office:value="2.17" calcext:value-type="float">
            <text:p>2.17</text:p>
          </table:table-cell>
          <table:table-cell/>
          <table:table-cell table:formula="of:=[.B23]/35.95" office:value-type="float" office:value="0.058970792767733" calcext:value-type="float">
            <text:p>0.058970792767733</text:p>
          </table:table-cell>
          <table:table-cell table:formula="of:=[.C23]/35.89" office:value-type="float" office:value="0.0651992198383951" calcext:value-type="float">
            <text:p>0.0651992198383951</text:p>
          </table:table-cell>
          <table:table-cell table:formula="of:=[.D23]/33.3" office:value-type="float" office:value="0.0705705705705706" calcext:value-type="float">
            <text:p>0.0705705705705706</text:p>
          </table:table-cell>
          <table:table-cell table:formula="of:=[.E23]/32.13" office:value-type="float" office:value="0.0746965452847806" calcext:value-type="float">
            <text:p>0.0746965452847806</text:p>
          </table:table-cell>
          <table:table-cell table:formula="of:=[.F23]/31.59" office:value-type="float" office:value="0.0686926242481798" calcext:value-type="float">
            <text:p>0.0686926242481798</text:p>
          </table:table-cell>
          <table:table-cell/>
        </table:table-row>
        <table:table-row table:style-name="ro1">
          <table:table-cell/>
          <table:table-cell office:value-type="float" office:value="1.87" calcext:value-type="float">
            <text:p>1.87</text:p>
          </table:table-cell>
          <table:table-cell office:value-type="float" office:value="2.17" calcext:value-type="float">
            <text:p>2.17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[.B24]/35.95" office:value-type="float" office:value="0.0520166898470097" calcext:value-type="float">
            <text:p>0.0520166898470097</text:p>
          </table:table-cell>
          <table:table-cell table:formula="of:=[.C24]/35.89" office:value-type="float" office:value="0.0604625243800501" calcext:value-type="float">
            <text:p>0.0604625243800501</text:p>
          </table:table-cell>
          <table:table-cell table:formula="of:=[.D24]/33.3" office:value-type="float" office:value="0.0615615615615616" calcext:value-type="float">
            <text:p>0.0615615615615616</text:p>
          </table:table-cell>
          <table:table-cell table:formula="of:=[.E24]/32.13" office:value-type="float" office:value="0.059134765017118" calcext:value-type="float">
            <text:p>0.059134765017118</text:p>
          </table:table-cell>
          <table:table-cell table:formula="of:=[.F24]/31.59" office:value-type="float" office:value="0.0553972776194998" calcext:value-type="float">
            <text:p>0.0553972776194998</text:p>
          </table:table-cell>
          <table:table-cell/>
        </table:table-row>
        <table:table-row table:style-name="ro1">
          <table:table-cell/>
          <table:table-cell office:value-type="float" office:value="2.34" calcext:value-type="float">
            <text:p>2.34</text:p>
          </table:table-cell>
          <table:table-cell office:value-type="float" office:value="2.28" calcext:value-type="float">
            <text:p>2.28</text:p>
          </table:table-cell>
          <table:table-cell office:value-type="float" office:value="2.13" calcext:value-type="float">
            <text:p>2.13</text:p>
          </table:table-cell>
          <table:table-cell office:value-type="float" office:value="1.89" calcext:value-type="float">
            <text:p>1.89</text:p>
          </table:table-cell>
          <table:table-cell office:value-type="float" office:value="1.98" calcext:value-type="float">
            <text:p>1.98</text:p>
          </table:table-cell>
          <table:table-cell/>
          <table:table-cell table:formula="of:=[.B25]/35.95" office:value-type="float" office:value="0.0650904033379694" calcext:value-type="float">
            <text:p>0.0650904033379694</text:p>
          </table:table-cell>
          <table:table-cell table:formula="of:=[.C25]/35.89" office:value-type="float" office:value="0.0635274449707439" calcext:value-type="float">
            <text:p>0.0635274449707439</text:p>
          </table:table-cell>
          <table:table-cell table:formula="of:=[.D25]/33.3" office:value-type="float" office:value="0.063963963963964" calcext:value-type="float">
            <text:p>0.063963963963964</text:p>
          </table:table-cell>
          <table:table-cell table:formula="of:=[.E25]/32.13" office:value-type="float" office:value="0.0588235294117647" calcext:value-type="float">
            <text:p>0.0588235294117647</text:p>
          </table:table-cell>
          <table:table-cell table:formula="of:=[.F25]/31.59" office:value-type="float" office:value="0.0626780626780627" calcext:value-type="float">
            <text:p>0.0626780626780627</text:p>
          </table:table-cell>
          <table:table-cell/>
        </table:table-row>
        <table:table-row table:style-name="ro1">
          <table:table-cell/>
          <table:table-cell office:value-type="float" office:value="2.63" calcext:value-type="float">
            <text:p>2.63</text:p>
          </table:table-cell>
          <table:table-cell office:value-type="float" office:value="2.54" calcext:value-type="float">
            <text:p>2.54</text:p>
          </table:table-cell>
          <table:table-cell office:value-type="float" office:value="2.24" calcext:value-type="float">
            <text:p>2.24</text:p>
          </table:table-cell>
          <table:table-cell office:value-type="float" office:value="2.21" calcext:value-type="float">
            <text:p>2.21</text:p>
          </table:table-cell>
          <table:table-cell office:value-type="float" office:value="2.27" calcext:value-type="float">
            <text:p>2.27</text:p>
          </table:table-cell>
          <table:table-cell/>
          <table:table-cell table:formula="of:=[.B26]/35.95" office:value-type="float" office:value="0.0731571627260083" calcext:value-type="float">
            <text:p>0.0731571627260083</text:p>
          </table:table-cell>
          <table:table-cell table:formula="of:=[.C26]/35.89" office:value-type="float" office:value="0.0707718027305656" calcext:value-type="float">
            <text:p>0.0707718027305656</text:p>
          </table:table-cell>
          <table:table-cell table:formula="of:=[.D26]/33.3" office:value-type="float" office:value="0.0672672672672673" calcext:value-type="float">
            <text:p>0.0672672672672673</text:p>
          </table:table-cell>
          <table:table-cell table:formula="of:=[.E26]/32.13" office:value-type="float" office:value="0.0687830687830688" calcext:value-type="float">
            <text:p>0.0687830687830688</text:p>
          </table:table-cell>
          <table:table-cell table:formula="of:=[.F26]/31.59" office:value-type="float" office:value="0.0718581829692941" calcext:value-type="float">
            <text:p>0.0718581829692941</text:p>
          </table:table-cell>
          <table:table-cell/>
        </table:table-row>
        <table:table-row table:style-name="ro1">
          <table:table-cell/>
          <table:table-cell office:value-type="float" office:value="2.84" calcext:value-type="float">
            <text:p>2.84</text:p>
          </table:table-cell>
          <table:table-cell office:value-type="float" office:value="2.32" calcext:value-type="float">
            <text:p>2.32</text:p>
          </table:table-cell>
          <table:table-cell office:value-type="float" office:value="1.76" calcext:value-type="float">
            <text:p>1.76</text:p>
          </table:table-cell>
          <table:table-cell office:value-type="float" office:value="1.46" calcext:value-type="float">
            <text:p>1.46</text:p>
          </table:table-cell>
          <table:table-cell office:value-type="float" office:value="1.54" calcext:value-type="float">
            <text:p>1.54</text:p>
          </table:table-cell>
          <table:table-cell/>
          <table:table-cell table:formula="of:=[.B27]/35.95" office:value-type="float" office:value="0.0789986091794158" calcext:value-type="float">
            <text:p>0.0789986091794158</text:p>
          </table:table-cell>
          <table:table-cell table:formula="of:=[.C27]/35.89" office:value-type="float" office:value="0.064641961549178" calcext:value-type="float">
            <text:p>0.064641961549178</text:p>
          </table:table-cell>
          <table:table-cell table:formula="of:=[.D27]/33.3" office:value-type="float" office:value="0.0528528528528529" calcext:value-type="float">
            <text:p>0.0528528528528529</text:p>
          </table:table-cell>
          <table:table-cell table:formula="of:=[.E27]/32.13" office:value-type="float" office:value="0.0454403983815748" calcext:value-type="float">
            <text:p>0.0454403983815748</text:p>
          </table:table-cell>
          <table:table-cell table:formula="of:=[.F27]/31.59" office:value-type="float" office:value="0.0487496043051599" calcext:value-type="float">
            <text:p>0.0487496043051599</text:p>
          </table:table-cell>
          <table:table-cell/>
        </table:table-row>
        <table:table-row table:style-name="ro1">
          <table:table-cell/>
          <table:table-cell office:value-type="float" office:value="1.89" calcext:value-type="float">
            <text:p>1.89</text:p>
          </table:table-cell>
          <table:table-cell office:value-type="float" office:value="2.16" calcext:value-type="float">
            <text:p>2.16</text:p>
          </table:table-cell>
          <table:table-cell office:value-type="float" office:value="2.21" calcext:value-type="float">
            <text:p>2.21</text:p>
          </table:table-cell>
          <table:table-cell office:value-type="float" office:value="2.39" calcext:value-type="float">
            <text:p>2.39</text:p>
          </table:table-cell>
          <table:table-cell office:value-type="float" office:value="2.42" calcext:value-type="float">
            <text:p>2.42</text:p>
          </table:table-cell>
          <table:table-cell/>
          <table:table-cell table:formula="of:=[.B28]/35.95" office:value-type="float" office:value="0.0525730180806676" calcext:value-type="float">
            <text:p>0.0525730180806676</text:p>
          </table:table-cell>
          <table:table-cell table:formula="of:=[.C28]/35.89" office:value-type="float" office:value="0.0601838952354416" calcext:value-type="float">
            <text:p>0.0601838952354416</text:p>
          </table:table-cell>
          <table:table-cell table:formula="of:=[.D28]/33.3" office:value-type="float" office:value="0.0663663663663664" calcext:value-type="float">
            <text:p>0.0663663663663664</text:p>
          </table:table-cell>
          <table:table-cell table:formula="of:=[.E28]/32.13" office:value-type="float" office:value="0.0743853096794273" calcext:value-type="float">
            <text:p>0.0743853096794273</text:p>
          </table:table-cell>
          <table:table-cell table:formula="of:=[.F28]/31.59" office:value-type="float" office:value="0.0766065210509655" calcext:value-type="float">
            <text:p>0.0766065210509655</text:p>
          </table:table-cell>
          <table:table-cell/>
        </table:table-row>
        <table:table-row table:style-name="ro1">
          <table:table-cell/>
          <table:table-cell office:value-type="float" office:value="2.74" calcext:value-type="float">
            <text:p>2.74</text:p>
          </table:table-cell>
          <table:table-cell office:value-type="float" office:value="2.61" calcext:value-type="float">
            <text:p>2.61</text:p>
          </table:table-cell>
          <table:table-cell office:value-type="float" office:value="2.59" calcext:value-type="float">
            <text:p>2.59</text:p>
          </table:table-cell>
          <table:table-cell office:value-type="float" office:value="2.68" calcext:value-type="float">
            <text:p>2.68</text:p>
          </table:table-cell>
          <table:table-cell office:value-type="float" office:value="2.69" calcext:value-type="float">
            <text:p>2.69</text:p>
          </table:table-cell>
          <table:table-cell/>
          <table:table-cell table:formula="of:=[.B29]/35.95" office:value-type="float" office:value="0.0762169680111266" calcext:value-type="float">
            <text:p>0.0762169680111266</text:p>
          </table:table-cell>
          <table:table-cell table:formula="of:=[.C29]/35.89" office:value-type="float" office:value="0.0727222067428253" calcext:value-type="float">
            <text:p>0.0727222067428253</text:p>
          </table:table-cell>
          <table:table-cell table:formula="of:=[.D29]/33.3" office:value-type="float" office:value="0.0777777777777778" calcext:value-type="float">
            <text:p>0.0777777777777778</text:p>
          </table:table-cell>
          <table:table-cell table:formula="of:=[.E29]/32.13" office:value-type="float" office:value="0.0834111422346716" calcext:value-type="float">
            <text:p>0.0834111422346716</text:p>
          </table:table-cell>
          <table:table-cell table:formula="of:=[.F29]/31.59" office:value-type="float" office:value="0.085153529597974" calcext:value-type="float">
            <text:p>0.085153529597974</text:p>
          </table:table-cell>
          <table:table-cell/>
        </table:table-row>
        <table:table-row table:style-name="ro1">
          <table:table-cell/>
          <table:table-cell office:value-type="float" office:value="2.21" calcext:value-type="float">
            <text:p>2.21</text:p>
          </table:table-cell>
          <table:table-cell office:value-type="float" office:value="2.31" calcext:value-type="float">
            <text:p>2.31</text:p>
          </table:table-cell>
          <table:table-cell office:value-type="float" office:value="1.98" calcext:value-type="float">
            <text:p>1.98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[.B30]/35.95" office:value-type="float" office:value="0.0614742698191933" calcext:value-type="float">
            <text:p>0.0614742698191933</text:p>
          </table:table-cell>
          <table:table-cell table:formula="of:=[.C30]/35.89" office:value-type="float" office:value="0.0643633324045695" calcext:value-type="float">
            <text:p>0.0643633324045695</text:p>
          </table:table-cell>
          <table:table-cell table:formula="of:=[.D30]/33.3" office:value-type="float" office:value="0.0594594594594595" calcext:value-type="float">
            <text:p>0.0594594594594595</text:p>
          </table:table-cell>
          <table:table-cell table:formula="of:=[.E30]/32.13" office:value-type="float" office:value="0.0566448801742919" calcext:value-type="float">
            <text:p>0.0566448801742919</text:p>
          </table:table-cell>
          <table:table-cell table:formula="of:=[.F30]/31.59" office:value-type="float" office:value="0.059195948084837" calcext:value-type="float">
            <text:p>0.059195948084837</text:p>
          </table:table-cell>
          <table:table-cell/>
        </table:table-row>
        <table:table-row table:style-name="ro1">
          <table:table-cell/>
          <table:table-cell office:value-type="float" office:value="2.21" calcext:value-type="float">
            <text:p>2.21</text:p>
          </table:table-cell>
          <table:table-cell office:value-type="float" office:value="2.53" calcext:value-type="float">
            <text:p>2.53</text:p>
          </table:table-cell>
          <table:table-cell office:value-type="float" office:value="2.43" calcext:value-type="float">
            <text:p>2.43</text:p>
          </table:table-cell>
          <table:table-cell office:value-type="float" office:value="2.39" calcext:value-type="float">
            <text:p>2.39</text:p>
          </table:table-cell>
          <table:table-cell office:value-type="float" office:value="2.23" calcext:value-type="float">
            <text:p>2.23</text:p>
          </table:table-cell>
          <table:table-cell/>
          <table:table-cell table:formula="of:=[.B31]/35.95" office:value-type="float" office:value="0.0614742698191933" calcext:value-type="float">
            <text:p>0.0614742698191933</text:p>
          </table:table-cell>
          <table:table-cell table:formula="of:=[.C31]/35.89" office:value-type="float" office:value="0.0704931735859571" calcext:value-type="float">
            <text:p>0.0704931735859571</text:p>
          </table:table-cell>
          <table:table-cell table:formula="of:=[.D31]/33.3" office:value-type="float" office:value="0.072972972972973" calcext:value-type="float">
            <text:p>0.072972972972973</text:p>
          </table:table-cell>
          <table:table-cell table:formula="of:=[.E31]/32.13" office:value-type="float" office:value="0.0743853096794273" calcext:value-type="float">
            <text:p>0.0743853096794273</text:p>
          </table:table-cell>
          <table:table-cell table:formula="of:=[.F31]/31.59" office:value-type="float" office:value="0.0705919594808484" calcext:value-type="float">
            <text:p>0.0705919594808484</text:p>
          </table:table-cell>
          <table:table-cell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2.31" calcext:value-type="float">
            <text:p>2.31</text:p>
          </table:table-cell>
          <table:table-cell office:value-type="float" office:value="2.08" calcext:value-type="float">
            <text:p>2.08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[.B32]/35.95" office:value-type="float" office:value="0.0723226703755215" calcext:value-type="float">
            <text:p>0.0723226703755215</text:p>
          </table:table-cell>
          <table:table-cell table:formula="of:=[.C32]/35.89" office:value-type="float" office:value="0.0643633324045695" calcext:value-type="float">
            <text:p>0.0643633324045695</text:p>
          </table:table-cell>
          <table:table-cell table:formula="of:=[.D32]/33.3" office:value-type="float" office:value="0.0624624624624625" calcext:value-type="float">
            <text:p>0.0624624624624625</text:p>
          </table:table-cell>
          <table:table-cell table:formula="of:=[.E32]/32.13" office:value-type="float" office:value="0.0560224089635854" calcext:value-type="float">
            <text:p>0.0560224089635854</text:p>
          </table:table-cell>
          <table:table-cell table:formula="of:=[.F32]/31.59" office:value-type="float" office:value="0.0553972776194998" calcext:value-type="float">
            <text:p>0.0553972776194998</text:p>
          </table:table-cell>
          <table:table-cell/>
        </table:table-row>
        <table:table-row table:style-name="ro1">
          <table:table-cell/>
          <table:table-cell office:value-type="float" office:value="2.89" calcext:value-type="float">
            <text:p>2.89</text:p>
          </table:table-cell>
          <table:table-cell office:value-type="float" office:value="2.83" calcext:value-type="float">
            <text:p>2.83</text:p>
          </table:table-cell>
          <table:table-cell office:value-type="float" office:value="2.62" calcext:value-type="float">
            <text:p>2.62</text:p>
          </table:table-cell>
          <table:table-cell office:value-type="float" office:value="2.45" calcext:value-type="float">
            <text:p>2.45</text:p>
          </table:table-cell>
          <table:table-cell office:value-type="float" office:value="2.38" calcext:value-type="float">
            <text:p>2.38</text:p>
          </table:table-cell>
          <table:table-cell/>
          <table:table-cell table:formula="of:=[.B33]/35.95" office:value-type="float" office:value="0.0803894297635605" calcext:value-type="float">
            <text:p>0.0803894297635605</text:p>
          </table:table-cell>
          <table:table-cell table:formula="of:=[.C33]/35.89" office:value-type="float" office:value="0.0788520479242129" calcext:value-type="float">
            <text:p>0.0788520479242129</text:p>
          </table:table-cell>
          <table:table-cell table:formula="of:=[.D33]/33.3" office:value-type="float" office:value="0.0786786786786787" calcext:value-type="float">
            <text:p>0.0786786786786787</text:p>
          </table:table-cell>
          <table:table-cell table:formula="of:=[.E33]/32.13" office:value-type="float" office:value="0.0762527233115468" calcext:value-type="float">
            <text:p>0.0762527233115468</text:p>
          </table:table-cell>
          <table:table-cell table:formula="of:=[.F33]/31.59" office:value-type="float" office:value="0.0753402975625198" calcext:value-type="float">
            <text:p>0.0753402975625198</text:p>
          </table:table-cell>
          <table:table-cell/>
        </table:table-row>
        <table:table-row table:style-name="ro1">
          <table:table-cell/>
          <table:table-cell office:value-type="float" office:value="2.65" calcext:value-type="float">
            <text:p>2.65</text:p>
          </table:table-cell>
          <table:table-cell office:value-type="float" office:value="2.52" calcext:value-type="float">
            <text:p>2.52</text:p>
          </table:table-cell>
          <table:table-cell office:value-type="float" office:value="2.34" calcext:value-type="float">
            <text:p>2.34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B34]/35.95" office:value-type="float" office:value="0.0737134909596662" calcext:value-type="float">
            <text:p>0.0737134909596662</text:p>
          </table:table-cell>
          <table:table-cell table:formula="of:=[.C34]/35.89" office:value-type="float" office:value="0.0702145444413486" calcext:value-type="float">
            <text:p>0.0702145444413486</text:p>
          </table:table-cell>
          <table:table-cell table:formula="of:=[.D34]/33.3" office:value-type="float" office:value="0.0702702702702703" calcext:value-type="float">
            <text:p>0.0702702702702703</text:p>
          </table:table-cell>
          <table:table-cell table:formula="of:=[.E34]/32.13" office:value-type="float" office:value="0.071584189231248" calcext:value-type="float">
            <text:p>0.071584189231248</text:p>
          </table:table-cell>
          <table:table-cell table:formula="of:=[.F34]/31.59" office:value-type="float" office:value="0.0674264007597341" calcext:value-type="float">
            <text:p>0.0674264007597341</text:p>
          </table:table-cell>
          <table:table-cell/>
        </table:table-row>
        <table:table-row table:style-name="ro1">
          <table:table-cell/>
          <table:table-cell office:value-type="float" office:value="2.62" calcext:value-type="float">
            <text:p>2.62</text:p>
          </table:table-cell>
          <table:table-cell office:value-type="float" office:value="2.22" calcext:value-type="float">
            <text:p>2.22</text:p>
          </table:table-cell>
          <table:table-cell office:value-type="float" office:value="1.86" calcext:value-type="float">
            <text:p>1.86</text:p>
          </table:table-cell>
          <table:table-cell office:value-type="float" office:value="1.74" calcext:value-type="float">
            <text:p>1.74</text:p>
          </table:table-cell>
          <table:table-cell office:value-type="float" office:value="1.54" calcext:value-type="float">
            <text:p>1.54</text:p>
          </table:table-cell>
          <table:table-cell/>
          <table:table-cell table:formula="of:=[.B35]/35.95" office:value-type="float" office:value="0.0728789986091794" calcext:value-type="float">
            <text:p>0.0728789986091794</text:p>
          </table:table-cell>
          <table:table-cell table:formula="of:=[.C35]/35.89" office:value-type="float" office:value="0.0618556701030928" calcext:value-type="float">
            <text:p>0.0618556701030928</text:p>
          </table:table-cell>
          <table:table-cell table:formula="of:=[.D35]/33.3" office:value-type="float" office:value="0.0558558558558559" calcext:value-type="float">
            <text:p>0.0558558558558559</text:p>
          </table:table-cell>
          <table:table-cell table:formula="of:=[.E35]/32.13" office:value-type="float" office:value="0.0541549953314659" calcext:value-type="float">
            <text:p>0.0541549953314659</text:p>
          </table:table-cell>
          <table:table-cell table:formula="of:=[.F35]/31.59" office:value-type="float" office:value="0.0487496043051599" calcext:value-type="float">
            <text:p>0.0487496043051599</text:p>
          </table:table-cell>
          <table:table-cell/>
        </table:table-row>
        <table:table-row table:style-name="ro1">
          <table:table-cell/>
          <table:table-cell office:value-type="float" office:value="2.54" calcext:value-type="float">
            <text:p>2.54</text:p>
          </table:table-cell>
          <table:table-cell office:value-type="float" office:value="2.59" calcext:value-type="float">
            <text:p>2.59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office:value-type="float" office:value="2.54" calcext:value-type="float">
            <text:p>2.54</text:p>
          </table:table-cell>
          <table:table-cell/>
          <table:table-cell table:formula="of:=[.B36]/35.95" office:value-type="float" office:value="0.070653685674548" calcext:value-type="float">
            <text:p>0.070653685674548</text:p>
          </table:table-cell>
          <table:table-cell table:formula="of:=[.C36]/35.89" office:value-type="float" office:value="0.0721649484536082" calcext:value-type="float">
            <text:p>0.0721649484536082</text:p>
          </table:table-cell>
          <table:table-cell table:formula="of:=[.D36]/33.3" office:value-type="float" office:value="0.0714714714714715" calcext:value-type="float">
            <text:p>0.0714714714714715</text:p>
          </table:table-cell>
          <table:table-cell table:formula="of:=[.E36]/32.13" office:value-type="float" office:value="0.0743853096794273" calcext:value-type="float">
            <text:p>0.0743853096794273</text:p>
          </table:table-cell>
          <table:table-cell table:formula="of:=[.F36]/31.59" office:value-type="float" office:value="0.0804051915163026" calcext:value-type="float">
            <text:p>0.0804051915163026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2.16" calcext:value-type="float">
            <text:p>2.16</text:p>
          </table:table-cell>
          <table:table-cell office:value-type="float" office:value="2.28" calcext:value-type="float">
            <text:p>2.28</text:p>
          </table:table-cell>
          <table:table-cell office:value-type="float" office:value="2.31" calcext:value-type="float">
            <text:p>2.31</text:p>
          </table:table-cell>
          <table:table-cell office:value-type="float" office:value="2.33" calcext:value-type="float">
            <text:p>2.33</text:p>
          </table:table-cell>
          <table:table-cell/>
          <table:table-cell table:formula="of:=[.B37]/35.95" office:value-type="float" office:value="0.0500695410292072" calcext:value-type="float">
            <text:p>0.0500695410292072</text:p>
          </table:table-cell>
          <table:table-cell table:formula="of:=[.C37]/35.89" office:value-type="float" office:value="0.0601838952354416" calcext:value-type="float">
            <text:p>0.0601838952354416</text:p>
          </table:table-cell>
          <table:table-cell table:formula="of:=[.D37]/33.3" office:value-type="float" office:value="0.0684684684684685" calcext:value-type="float">
            <text:p>0.0684684684684685</text:p>
          </table:table-cell>
          <table:table-cell table:formula="of:=[.E37]/32.13" office:value-type="float" office:value="0.0718954248366013" calcext:value-type="float">
            <text:p>0.0718954248366013</text:p>
          </table:table-cell>
          <table:table-cell table:formula="of:=[.F37]/31.59" office:value-type="float" office:value="0.0737575182019627" calcext:value-type="float">
            <text:p>0.0737575182019627</text:p>
          </table:table-cell>
          <table:table-cell/>
        </table:table-row>
        <table:table-row table:style-name="ro1">
          <table:table-cell/>
          <table:table-cell table:formula="of:=SUM([.B23:.B37])" office:value-type="float" office:value="35.95" calcext:value-type="float">
            <text:p>35.95</text:p>
          </table:table-cell>
          <table:table-cell table:formula="of:=SUM([.C23:.C37])" office:value-type="float" office:value="35.89" calcext:value-type="float">
            <text:p>35.89</text:p>
          </table:table-cell>
          <table:table-cell table:formula="of:=SUM([.D23:.D37])" office:value-type="float" office:value="33.3" calcext:value-type="float">
            <text:p>33.3</text:p>
          </table:table-cell>
          <table:table-cell table:formula="of:=SUM([.E23:.E37])" office:value-type="float" office:value="32.13" calcext:value-type="float">
            <text:p>32.13</text:p>
          </table:table-cell>
          <table:table-cell table:formula="of:=SUM([.F23:.F37])" office:value-type="float" office:value="31.59" calcext:value-type="float">
            <text:p>31.59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남</text:p>
          </table:table-cell>
          <table:table-cell office:value-type="string" calcext:value-type="string">
            <text:p>연령별</text:p>
          </table:table-cell>
          <table:table-cell table:number-columns-repeated="5"/>
          <table:table-cell office:value-type="string" calcext:value-type="string">
            <text:p>여</text:p>
          </table:table-cell>
          <table:table-cell office:value-type="string" calcext:value-type="string">
            <text:p>연령별</text:p>
          </table:table-cell>
          <table:table-cell table:number-columns-repeated="3"/>
        </table:table-row>
        <table:table-row table:style-name="ro1">
          <table:table-cell/>
          <table:table-cell table:formula="of:=1-((1-[.D1])*(1-[.H23]))" office:value-type="float" office:value="0.121142528278877" calcext:value-type="float">
            <text:p>0.121142528278877</text:p>
          </table:table-cell>
          <table:table-cell table:formula="of:=1-((1-[.D1])*(1-[.I23]))" office:value-type="float" office:value="0.126959456835453" calcext:value-type="float">
            <text:p>0.126959456835453</text:p>
          </table:table-cell>
          <table:table-cell table:formula="of:=1-((1-[.D1])*(1-[.J23]))" office:value-type="float" office:value="0.131975934207172" calcext:value-type="float">
            <text:p>0.131975934207172</text:p>
          </table:table-cell>
          <table:table-cell table:formula="of:=1-((1-[.D1])*(1-[.K23]))" office:value-type="float" office:value="0.135829314822616" calcext:value-type="float">
            <text:p>0.135829314822616</text:p>
          </table:table-cell>
          <table:table-cell table:formula="of:=1-((1-[.D1])*(1-[.L23]))" office:value-type="float" office:value="0.1302220596789" calcext:value-type="float">
            <text:p>0.1302220596789</text:p>
          </table:table-cell>
          <table:table-cell table:number-columns-repeated="2"/>
          <table:table-cell table:formula="of:=1-((1-[.E1])*(1-[.H23]))" office:value-type="float" office:value="0.122783552156596" calcext:value-type="float">
            <text:p>0.122783552156596</text:p>
          </table:table-cell>
          <table:table-cell table:formula="of:=1-((1-[.E1])*(1-[.I23]))" office:value-type="float" office:value="0.12858961920381" calcext:value-type="float">
            <text:p>0.12858961920381</text:p>
          </table:table-cell>
          <table:table-cell table:formula="of:=1-((1-[.E1])*(1-[.J23]))" office:value-type="float" office:value="0.133596729687935" calcext:value-type="float">
            <text:p>0.133596729687935</text:p>
          </table:table-cell>
          <table:table-cell table:formula="of:=1-((1-[.E1])*(1-[.K23]))" office:value-type="float" office:value="0.137442915178113" calcext:value-type="float">
            <text:p>0.137442915178113</text:p>
          </table:table-cell>
          <table:table-cell table:formula="of:=1-((1-[.E1])*(1-[.L23]))" office:value-type="float" office:value="0.131846130036503" calcext:value-type="float">
            <text:p>0.131846130036503</text:p>
          </table:table-cell>
        </table:table-row>
        <table:table-row table:style-name="ro1">
          <table:table-cell/>
          <table:table-cell table:formula="of:=1-((1-[.D2])*(1-[.H24]))" office:value-type="float" office:value="0.106406923231621" calcext:value-type="float">
            <text:p>0.106406923231621</text:p>
          </table:table-cell>
          <table:table-cell table:formula="of:=1-((1-[.D2])*(1-[.I24]))" office:value-type="float" office:value="0.114368180761606" calcext:value-type="float">
            <text:p>0.114368180761606</text:p>
          </table:table-cell>
          <table:table-cell table:formula="of:=1-((1-[.D2])*(1-[.J24]))" office:value-type="float" office:value="0.115404161043106" calcext:value-type="float">
            <text:p>0.115404161043106</text:p>
          </table:table-cell>
          <table:table-cell table:formula="of:=1-((1-[.D2])*(1-[.K24]))" office:value-type="float" office:value="0.113116601159283" calcext:value-type="float">
            <text:p>0.113116601159283</text:p>
          </table:table-cell>
          <table:table-cell table:formula="of:=1-((1-[.D2])*(1-[.L24]))" office:value-type="float" office:value="0.10959355088271" calcext:value-type="float">
            <text:p>0.10959355088271</text:p>
          </table:table-cell>
          <table:table-cell table:number-columns-repeated="2"/>
          <table:table-cell table:formula="of:=1-((1-[.E2])*(1-[.H24]))" office:value-type="float" office:value="0.107037337993289" calcext:value-type="float">
            <text:p>0.107037337993289</text:p>
          </table:table-cell>
          <table:table-cell table:formula="of:=1-((1-[.E2])*(1-[.I24]))" office:value-type="float" office:value="0.114992978991099" calcext:value-type="float">
            <text:p>0.114992978991099</text:p>
          </table:table-cell>
          <table:table-cell table:formula="of:=1-((1-[.E2])*(1-[.J24]))" office:value-type="float" office:value="0.116028228406079" calcext:value-type="float">
            <text:p>0.116028228406079</text:p>
          </table:table-cell>
          <table:table-cell table:formula="of:=1-((1-[.E2])*(1-[.K24]))" office:value-type="float" office:value="0.11374228235696" calcext:value-type="float">
            <text:p>0.11374228235696</text:p>
          </table:table-cell>
          <table:table-cell table:formula="of:=1-((1-[.E2])*(1-[.L24]))" office:value-type="float" office:value="0.110221717532612" calcext:value-type="float">
            <text:p>0.110221717532612</text:p>
          </table:table-cell>
        </table:table-row>
        <table:table-row table:style-name="ro1">
          <table:table-cell/>
          <table:table-cell table:formula="of:=1-((1-[.D3])*(1-[.H25]))" office:value-type="float" office:value="0.123065092902059" calcext:value-type="float">
            <text:p>0.123065092902059</text:p>
          </table:table-cell>
          <table:table-cell table:formula="of:=1-((1-[.D3])*(1-[.I25]))" office:value-type="float" office:value="0.121599055163807" calcext:value-type="float">
            <text:p>0.121599055163807</text:p>
          </table:table-cell>
          <table:table-cell table:formula="of:=1-((1-[.D3])*(1-[.J25]))" office:value-type="float" office:value="0.122008505172805" calcext:value-type="float">
            <text:p>0.122008505172805</text:p>
          </table:table-cell>
          <table:table-cell table:formula="of:=1-((1-[.D3])*(1-[.K25]))" office:value-type="float" office:value="0.117186834165715" calcext:value-type="float">
            <text:p>0.117186834165715</text:p>
          </table:table-cell>
          <table:table-cell table:formula="of:=1-((1-[.D3])*(1-[.L25]))" office:value-type="float" office:value="0.120802343926076" calcext:value-type="float">
            <text:p>0.120802343926076</text:p>
          </table:table-cell>
          <table:table-cell table:number-columns-repeated="2"/>
          <table:table-cell table:formula="of:=1-((1-[.E3])*(1-[.H25]))" office:value-type="float" office:value="0.124612335017666" calcext:value-type="float">
            <text:p>0.124612335017666</text:p>
          </table:table-cell>
          <table:table-cell table:formula="of:=1-((1-[.E3])*(1-[.I25]))" office:value-type="float" office:value="0.123148883919897" calcext:value-type="float">
            <text:p>0.123148883919897</text:p>
          </table:table-cell>
          <table:table-cell table:formula="of:=1-((1-[.E3])*(1-[.J25]))" office:value-type="float" office:value="0.123557611505494" calcext:value-type="float">
            <text:p>0.123557611505494</text:p>
          </table:table-cell>
          <table:table-cell table:formula="of:=1-((1-[.E3])*(1-[.K25]))" office:value-type="float" office:value="0.118744447734676" calcext:value-type="float">
            <text:p>0.118744447734676</text:p>
          </table:table-cell>
          <table:table-cell table:formula="of:=1-((1-[.E3])*(1-[.L25]))" office:value-type="float" office:value="0.122353578379637" calcext:value-type="float">
            <text:p>0.122353578379637</text:p>
          </table:table-cell>
        </table:table-row>
        <table:table-row table:style-name="ro1">
          <table:table-cell/>
          <table:table-cell table:formula="of:=1-((1-[.D4])*(1-[.H26]))" office:value-type="float" office:value="0.137883075152271" calcext:value-type="float">
            <text:p>0.137883075152271</text:p>
          </table:table-cell>
          <table:table-cell table:formula="of:=1-((1-[.D4])*(1-[.I26]))" office:value-type="float" office:value="0.135664296367753" calcext:value-type="float">
            <text:p>0.135664296367753</text:p>
          </table:table-cell>
          <table:table-cell table:formula="of:=1-((1-[.D4])*(1-[.J26]))" office:value-type="float" office:value="0.132404499544459" calcext:value-type="float">
            <text:p>0.132404499544459</text:p>
          </table:table-cell>
          <table:table-cell table:formula="of:=1-((1-[.D4])*(1-[.K26]))" office:value-type="float" office:value="0.133814445318357" calcext:value-type="float">
            <text:p>0.133814445318357</text:p>
          </table:table-cell>
          <table:table-cell table:formula="of:=1-((1-[.D4])*(1-[.L26]))" office:value-type="float" office:value="0.136674809426669" calcext:value-type="float">
            <text:p>0.136674809426669</text:p>
          </table:table-cell>
          <table:table-cell table:number-columns-repeated="2"/>
          <table:table-cell table:formula="of:=1-((1-[.E4])*(1-[.H26]))" office:value-type="float" office:value="0.138752495301811" calcext:value-type="float">
            <text:p>0.138752495301811</text:p>
          </table:table-cell>
          <table:table-cell table:formula="of:=1-((1-[.E4])*(1-[.I26]))" office:value-type="float" office:value="0.13653595409195" calcext:value-type="float">
            <text:p>0.13653595409195</text:p>
          </table:table-cell>
          <table:table-cell table:formula="of:=1-((1-[.E4])*(1-[.J26]))" office:value-type="float" office:value="0.133279444680096" calcext:value-type="float">
            <text:p>0.133279444680096</text:p>
          </table:table-cell>
          <table:table-cell table:formula="of:=1-((1-[.E4])*(1-[.K26]))" office:value-type="float" office:value="0.13468796856419" calcext:value-type="float">
            <text:p>0.13468796856419</text:p>
          </table:table-cell>
          <table:table-cell table:formula="of:=1-((1-[.E4])*(1-[.L26]))" office:value-type="float" office:value="0.137545448077478" calcext:value-type="float">
            <text:p>0.137545448077478</text:p>
          </table:table-cell>
        </table:table-row>
        <table:table-row table:style-name="ro1">
          <table:table-cell/>
          <table:table-cell table:formula="of:=1-((1-[.D5])*(1-[.H27]))" office:value-type="float" office:value="0.135843957265415" calcext:value-type="float">
            <text:p>0.135843957265415</text:p>
          </table:table-cell>
          <table:table-cell table:formula="of:=1-((1-[.D5])*(1-[.I27]))" office:value-type="float" office:value="0.122373419732321" calcext:value-type="float">
            <text:p>0.122373419732321</text:p>
          </table:table-cell>
          <table:table-cell table:formula="of:=1-((1-[.D5])*(1-[.J27]))" office:value-type="float" office:value="0.111311949445824" calcext:value-type="float">
            <text:p>0.111311949445824</text:p>
          </table:table-cell>
          <table:table-cell table:formula="of:=1-((1-[.D5])*(1-[.K27]))" office:value-type="float" office:value="0.104357000857589" calcext:value-type="float">
            <text:p>0.104357000857589</text:p>
          </table:table-cell>
          <table:table-cell table:formula="of:=1-((1-[.D5])*(1-[.L27]))" office:value-type="float" office:value="0.107461958487426" calcext:value-type="float">
            <text:p>0.107461958487426</text:p>
          </table:table-cell>
          <table:table-cell table:number-columns-repeated="2"/>
          <table:table-cell table:formula="of:=1-((1-[.E5])*(1-[.H27]))" office:value-type="float" office:value="0.133271418410478" calcext:value-type="float">
            <text:p>0.133271418410478</text:p>
          </table:table-cell>
          <table:table-cell table:formula="of:=1-((1-[.E5])*(1-[.I27]))" office:value-type="float" office:value="0.119760779923982" calcext:value-type="float">
            <text:p>0.119760779923982</text:p>
          </table:table-cell>
          <table:table-cell table:formula="of:=1-((1-[.E5])*(1-[.J27]))" office:value-type="float" office:value="0.108666380327618" calcext:value-type="float">
            <text:p>0.108666380327618</text:p>
          </table:table-cell>
          <table:table-cell table:formula="of:=1-((1-[.E5])*(1-[.K27]))" office:value-type="float" office:value="0.101690727289501" calcext:value-type="float">
            <text:p>0.101690727289501</text:p>
          </table:table-cell>
          <table:table-cell table:formula="of:=1-((1-[.E5])*(1-[.L27]))" office:value-type="float" office:value="0.104804928185312" calcext:value-type="float">
            <text:p>0.104804928185312</text:p>
          </table:table-cell>
        </table:table-row>
        <table:table-row table:style-name="ro1">
          <table:table-cell/>
          <table:table-cell table:formula="of:=1-((1-[.D6])*(1-[.H28]))" office:value-type="float" office:value="0.114892903590864" calcext:value-type="float">
            <text:p>0.114892903590864</text:p>
          </table:table-cell>
          <table:table-cell table:formula="of:=1-((1-[.D6])*(1-[.I28]))" office:value-type="float" office:value="0.122003152199091" calcext:value-type="float">
            <text:p>0.122003152199091</text:p>
          </table:table-cell>
          <table:table-cell table:formula="of:=1-((1-[.D6])*(1-[.J28]))" office:value-type="float" office:value="0.127778952525403" calcext:value-type="float">
            <text:p>0.127778952525403</text:p>
          </table:table-cell>
          <table:table-cell table:formula="of:=1-((1-[.D6])*(1-[.K28]))" office:value-type="float" office:value="0.135270425501731" calcext:value-type="float">
            <text:p>0.135270425501731</text:p>
          </table:table-cell>
          <table:table-cell table:formula="of:=1-((1-[.D6])*(1-[.L28]))" office:value-type="float" office:value="0.137345529953148" calcext:value-type="float">
            <text:p>0.137345529953148</text:p>
          </table:table-cell>
          <table:table-cell table:number-columns-repeated="2"/>
          <table:table-cell table:formula="of:=1-((1-[.E6])*(1-[.H28]))" office:value-type="float" office:value="0.111489117045151" calcext:value-type="float">
            <text:p>0.111489117045151</text:p>
          </table:table-cell>
          <table:table-cell table:formula="of:=1-((1-[.E6])*(1-[.I28]))" office:value-type="float" office:value="0.118626708975613" calcext:value-type="float">
            <text:p>0.118626708975613</text:p>
          </table:table-cell>
          <table:table-cell table:formula="of:=1-((1-[.E6])*(1-[.J28]))" office:value-type="float" office:value="0.124424720841659" calcext:value-type="float">
            <text:p>0.124424720841659</text:p>
          </table:table-cell>
          <table:table-cell table:formula="of:=1-((1-[.E6])*(1-[.K28]))" office:value-type="float" office:value="0.131945003184704" calcext:value-type="float">
            <text:p>0.131945003184704</text:p>
          </table:table-cell>
          <table:table-cell table:formula="of:=1-((1-[.E6])*(1-[.L28]))" office:value-type="float" office:value="0.134028087701631" calcext:value-type="float">
            <text:p>0.134028087701631</text:p>
          </table:table-cell>
        </table:table-row>
        <table:table-row table:style-name="ro1">
          <table:table-cell/>
          <table:table-cell table:formula="of:=1-((1-[.D7])*(1-[.H29]))" office:value-type="float" office:value="0.147689025252804" calcext:value-type="float">
            <text:p>0.147689025252804</text:p>
          </table:table-cell>
          <table:table-cell table:formula="of:=1-((1-[.D7])*(1-[.I29]))" office:value-type="float" office:value="0.144464649744757" calcext:value-type="float">
            <text:p>0.144464649744757</text:p>
          </table:table-cell>
          <table:table-cell table:formula="of:=1-((1-[.D7])*(1-[.J29]))" office:value-type="float" office:value="0.149129076918123" calcext:value-type="float">
            <text:p>0.149129076918123</text:p>
          </table:table-cell>
          <table:table-cell table:formula="of:=1-((1-[.D7])*(1-[.K29]))" office:value-type="float" office:value="0.154326594284322" calcext:value-type="float">
            <text:p>0.154326594284322</text:p>
          </table:table-cell>
          <table:table-cell table:formula="of:=1-((1-[.D7])*(1-[.L29]))" office:value-type="float" office:value="0.155934175091263" calcext:value-type="float">
            <text:p>0.155934175091263</text:p>
          </table:table-cell>
          <table:table-cell table:number-columns-repeated="2"/>
          <table:table-cell table:formula="of:=1-((1-[.E7])*(1-[.H29]))" office:value-type="float" office:value="0.148708085416235" calcext:value-type="float">
            <text:p>0.148708085416235</text:p>
          </table:table-cell>
          <table:table-cell table:formula="of:=1-((1-[.E7])*(1-[.I29]))" office:value-type="float" office:value="0.145487565112133" calcext:value-type="float">
            <text:p>0.145487565112133</text:p>
          </table:table-cell>
          <table:table-cell table:formula="of:=1-((1-[.E7])*(1-[.J29]))" office:value-type="float" office:value="0.150146415292995" calcext:value-type="float">
            <text:p>0.150146415292995</text:p>
          </table:table-cell>
          <table:table-cell table:formula="of:=1-((1-[.E7])*(1-[.K29]))" office:value-type="float" office:value="0.155337718280811" calcext:value-type="float">
            <text:p>0.155337718280811</text:p>
          </table:table-cell>
          <table:table-cell table:formula="of:=1-((1-[.E7])*(1-[.L29]))" office:value-type="float" office:value="0.156943376994046" calcext:value-type="float">
            <text:p>0.156943376994046</text:p>
          </table:table-cell>
        </table:table-row>
        <table:table-row table:style-name="ro1">
          <table:table-cell/>
          <table:table-cell table:formula="of:=1-((1-[.D8])*(1-[.H30]))" office:value-type="float" office:value="0.117497538557891" calcext:value-type="float">
            <text:p>0.117497538557891</text:p>
          </table:table-cell>
          <table:table-cell table:formula="of:=1-((1-[.D8])*(1-[.I30]))" office:value-type="float" office:value="0.12021414478494" calcext:value-type="float">
            <text:p>0.12021414478494</text:p>
          </table:table-cell>
          <table:table-cell table:formula="of:=1-((1-[.D8])*(1-[.J30]))" office:value-type="float" office:value="0.115602997955939" calcext:value-type="float">
            <text:p>0.115602997955939</text:p>
          </table:table-cell>
          <table:table-cell table:formula="of:=1-((1-[.D8])*(1-[.K30]))" office:value-type="float" office:value="0.112956428909179" calcext:value-type="float">
            <text:p>0.112956428909179</text:p>
          </table:table-cell>
          <table:table-cell table:formula="of:=1-((1-[.D8])*(1-[.L30]))" office:value-type="float" office:value="0.11535521632434" calcext:value-type="float">
            <text:p>0.11535521632434</text:p>
          </table:table-cell>
          <table:table-cell table:number-columns-repeated="2"/>
          <table:table-cell table:formula="of:=1-((1-[.E8])*(1-[.H30]))" office:value-type="float" office:value="0.118725173111241" calcext:value-type="float">
            <text:p>0.118725173111241</text:p>
          </table:table-cell>
          <table:table-cell table:formula="of:=1-((1-[.E8])*(1-[.I30]))" office:value-type="float" office:value="0.121438000312375" calcext:value-type="float">
            <text:p>0.121438000312375</text:p>
          </table:table-cell>
          <table:table-cell table:formula="of:=1-((1-[.E8])*(1-[.J30]))" office:value-type="float" office:value="0.116833267973333" calcext:value-type="float">
            <text:p>0.116833267973333</text:p>
          </table:table-cell>
          <table:table-cell table:formula="of:=1-((1-[.E8])*(1-[.K30]))" office:value-type="float" office:value="0.114190380524927" calcext:value-type="float">
            <text:p>0.114190380524927</text:p>
          </table:table-cell>
          <table:table-cell table:formula="of:=1-((1-[.E8])*(1-[.L30]))" office:value-type="float" office:value="0.116585831026656" calcext:value-type="float">
            <text:p>0.116585831026656</text:p>
          </table:table-cell>
        </table:table-row>
        <table:table-row table:style-name="ro1">
          <table:table-cell/>
          <table:table-cell table:formula="of:=1-((1-[.D9])*(1-[.H31]))" office:value-type="float" office:value="0.123208648477856" calcext:value-type="float">
            <text:p>0.123208648477856</text:p>
          </table:table-cell>
          <table:table-cell table:formula="of:=1-((1-[.D9])*(1-[.I31]))" office:value-type="float" office:value="0.131634306473812" calcext:value-type="float">
            <text:p>0.131634306473812</text:p>
          </table:table-cell>
          <table:table-cell table:formula="of:=1-((1-[.D9])*(1-[.J31]))" office:value-type="float" office:value="0.133950989529083" calcext:value-type="float">
            <text:p>0.133950989529083</text:p>
          </table:table-cell>
          <table:table-cell table:formula="of:=1-((1-[.D9])*(1-[.K31]))" office:value-type="float" office:value="0.135270425501731" calcext:value-type="float">
            <text:p>0.135270425501731</text:p>
          </table:table-cell>
          <table:table-cell table:formula="of:=1-((1-[.D9])*(1-[.L31]))" office:value-type="float" office:value="0.131726594426617" calcext:value-type="float">
            <text:p>0.131726594426617</text:p>
          </table:table-cell>
          <table:table-cell table:number-columns-repeated="2"/>
          <table:table-cell table:formula="of:=1-((1-[.E9])*(1-[.H31]))" office:value-type="float" office:value="0.129841853362124" calcext:value-type="float">
            <text:p>0.129841853362124</text:p>
          </table:table-cell>
          <table:table-cell table:formula="of:=1-((1-[.E9])*(1-[.I31]))" office:value-type="float" office:value="0.13820376858088" calcext:value-type="float">
            <text:p>0.13820376858088</text:p>
          </table:table-cell>
          <table:table-cell table:formula="of:=1-((1-[.E9])*(1-[.J31]))" office:value-type="float" office:value="0.140502925193479" calcext:value-type="float">
            <text:p>0.140502925193479</text:p>
          </table:table-cell>
          <table:table-cell table:formula="of:=1-((1-[.E9])*(1-[.K31]))" office:value-type="float" office:value="0.14181237921418" calcext:value-type="float">
            <text:p>0.14181237921418</text:p>
          </table:table-cell>
          <table:table-cell table:formula="of:=1-((1-[.E9])*(1-[.L31]))" office:value-type="float" office:value="0.138295358346028" calcext:value-type="float">
            <text:p>0.138295358346028</text:p>
          </table:table-cell>
        </table:table-row>
        <table:table-row table:style-name="ro1">
          <table:table-cell/>
          <table:table-cell table:formula="of:=1-((1-[.D10])*(1-[.H32]))" office:value-type="float" office:value="0.132268206308949" calcext:value-type="float">
            <text:p>0.132268206308949</text:p>
          </table:table-cell>
          <table:table-cell table:formula="of:=1-((1-[.D10])*(1-[.I32]))" office:value-type="float" office:value="0.124823192408563" calcext:value-type="float">
            <text:p>0.124823192408563</text:p>
          </table:table-cell>
          <table:table-cell table:formula="of:=1-((1-[.D10])*(1-[.J32]))" office:value-type="float" office:value="0.123045154688157" calcext:value-type="float">
            <text:p>0.123045154688157</text:p>
          </table:table-cell>
          <table:table-cell table:formula="of:=1-((1-[.D10])*(1-[.K32]))" office:value-type="float" office:value="0.117021250690946" calcext:value-type="float">
            <text:p>0.117021250690946</text:p>
          </table:table-cell>
          <table:table-cell table:formula="of:=1-((1-[.D10])*(1-[.L32]))" office:value-type="float" office:value="0.11643651467857" calcext:value-type="float">
            <text:p>0.11643651467857</text:p>
          </table:table-cell>
          <table:table-cell table:number-columns-repeated="2"/>
          <table:table-cell table:formula="of:=1-((1-[.E10])*(1-[.H32]))" office:value-type="float" office:value="0.129735925303421" calcext:value-type="float">
            <text:p>0.129735925303421</text:p>
          </table:table-cell>
          <table:table-cell table:formula="of:=1-((1-[.E10])*(1-[.I32]))" office:value-type="float" office:value="0.122269184796469" calcext:value-type="float">
            <text:p>0.122269184796469</text:p>
          </table:table-cell>
          <table:table-cell table:formula="of:=1-((1-[.E10])*(1-[.J32]))" office:value-type="float" office:value="0.120485958270975" calcext:value-type="float">
            <text:p>0.120485958270975</text:p>
          </table:table-cell>
          <table:table-cell table:formula="of:=1-((1-[.E10])*(1-[.K32]))" office:value-type="float" office:value="0.114444474858347" calcext:value-type="float">
            <text:p>0.114444474858347</text:p>
          </table:table-cell>
          <table:table-cell table:formula="of:=1-((1-[.E10])*(1-[.L32]))" office:value-type="float" office:value="0.113858032424808" calcext:value-type="float">
            <text:p>0.113858032424808</text:p>
          </table:table-cell>
        </table:table-row>
        <table:table-row table:style-name="ro1">
          <table:table-cell/>
          <table:table-cell table:formula="of:=1-((1-[.D11])*(1-[.H33]))" office:value-type="float" office:value="0.15153866831851" calcext:value-type="float">
            <text:p>0.15153866831851</text:p>
          </table:table-cell>
          <table:table-cell table:formula="of:=1-((1-[.D11])*(1-[.I33]))" office:value-type="float" office:value="0.150120231988031" calcext:value-type="float">
            <text:p>0.150120231988031</text:p>
          </table:table-cell>
          <table:table-cell table:formula="of:=1-((1-[.D11])*(1-[.J33]))" office:value-type="float" office:value="0.149960276126605" calcext:value-type="float">
            <text:p>0.149960276126605</text:p>
          </table:table-cell>
          <table:table-cell table:formula="of:=1-((1-[.D11])*(1-[.K33]))" office:value-type="float" office:value="0.147722014205727" calcext:value-type="float">
            <text:p>0.147722014205727</text:p>
          </table:table-cell>
          <table:table-cell table:formula="of:=1-((1-[.D11])*(1-[.L33]))" office:value-type="float" office:value="0.146880181813695" calcext:value-type="float">
            <text:p>0.146880181813695</text:p>
          </table:table-cell>
          <table:table-cell table:number-columns-repeated="2"/>
          <table:table-cell table:formula="of:=1-((1-[.E11])*(1-[.H33]))" office:value-type="float" office:value="0.153097757348141" calcext:value-type="float">
            <text:p>0.153097757348141</text:p>
          </table:table-cell>
          <table:table-cell table:formula="of:=1-((1-[.E11])*(1-[.I33]))" office:value-type="float" office:value="0.151681927463519" calcext:value-type="float">
            <text:p>0.151681927463519</text:p>
          </table:table-cell>
          <table:table-cell table:formula="of:=1-((1-[.E11])*(1-[.J33]))" office:value-type="float" office:value="0.15152226552878" calcext:value-type="float">
            <text:p>0.15152226552878</text:p>
          </table:table-cell>
          <table:table-cell table:formula="of:=1-((1-[.E11])*(1-[.K33]))" office:value-type="float" office:value="0.149288116523219" calcext:value-type="float">
            <text:p>0.149288116523219</text:p>
          </table:table-cell>
          <table:table-cell table:formula="of:=1-((1-[.E11])*(1-[.L33]))" office:value-type="float" office:value="0.148447831039217" calcext:value-type="float">
            <text:p>0.148447831039217</text:p>
          </table:table-cell>
        </table:table-row>
        <table:table-row table:style-name="ro1">
          <table:table-cell/>
          <table:table-cell table:formula="of:=1-((1-[.D12])*(1-[.H34]))" office:value-type="float" office:value="0.138937374383833" calcext:value-type="float">
            <text:p>0.138937374383833</text:p>
          </table:table-cell>
          <table:table-cell table:formula="of:=1-((1-[.D12])*(1-[.I34]))" office:value-type="float" office:value="0.135684803989524" calcext:value-type="float">
            <text:p>0.135684803989524</text:p>
          </table:table-cell>
          <table:table-cell table:formula="of:=1-((1-[.D12])*(1-[.J34]))" office:value-type="float" office:value="0.135736605919162" calcext:value-type="float">
            <text:p>0.135736605919162</text:p>
          </table:table-cell>
          <table:table-cell table:formula="of:=1-((1-[.D12])*(1-[.K34]))" office:value-type="float" office:value="0.136958006100795" calcext:value-type="float">
            <text:p>0.136958006100795</text:p>
          </table:table-cell>
          <table:table-cell table:formula="of:=1-((1-[.D12])*(1-[.L34]))" office:value-type="float" office:value="0.133092985696096" calcext:value-type="float">
            <text:p>0.133092985696096</text:p>
          </table:table-cell>
          <table:table-cell table:number-columns-repeated="2"/>
          <table:table-cell table:formula="of:=1-((1-[.E12])*(1-[.H34]))" office:value-type="float" office:value="0.140092328741058" calcext:value-type="float">
            <text:p>0.140092328741058</text:p>
          </table:table-cell>
          <table:table-cell table:formula="of:=1-((1-[.E12])*(1-[.I34]))" office:value-type="float" office:value="0.136844121061187" calcext:value-type="float">
            <text:p>0.136844121061187</text:p>
          </table:table-cell>
          <table:table-cell table:formula="of:=1-((1-[.E12])*(1-[.J34]))" office:value-type="float" office:value="0.136895853508231" calcext:value-type="float">
            <text:p>0.136895853508231</text:p>
          </table:table-cell>
          <table:table-cell table:formula="of:=1-((1-[.E12])*(1-[.K34]))" office:value-type="float" office:value="0.138115615410116" calcext:value-type="float">
            <text:p>0.138115615410116</text:p>
          </table:table-cell>
          <table:table-cell table:formula="of:=1-((1-[.E12])*(1-[.L34]))" office:value-type="float" office:value="0.134255779206919" calcext:value-type="float">
            <text:p>0.134255779206919</text:p>
          </table:table-cell>
        </table:table-row>
        <table:table-row table:style-name="ro1">
          <table:table-cell/>
          <table:table-cell table:formula="of:=1-((1-[.D13])*(1-[.H35]))" office:value-type="float" office:value="0.131982626631776" calcext:value-type="float">
            <text:p>0.131982626631776</text:p>
          </table:table-cell>
          <table:table-cell table:formula="of:=1-((1-[.D13])*(1-[.I35]))" office:value-type="float" office:value="0.12166203132515" calcext:value-type="float">
            <text:p>0.12166203132515</text:p>
          </table:table-cell>
          <table:table-cell table:formula="of:=1-((1-[.D13])*(1-[.J35]))" office:value-type="float" office:value="0.116044703062959" calcext:value-type="float">
            <text:p>0.116044703062959</text:p>
          </table:table-cell>
          <table:table-cell table:formula="of:=1-((1-[.D13])*(1-[.K35]))" office:value-type="float" office:value="0.114452271780923" calcext:value-type="float">
            <text:p>0.114452271780923</text:p>
          </table:table-cell>
          <table:table-cell table:formula="of:=1-((1-[.D13])*(1-[.L35]))" office:value-type="float" office:value="0.109391472474637" calcext:value-type="float">
            <text:p>0.109391472474637</text:p>
          </table:table-cell>
          <table:table-cell table:number-columns-repeated="2"/>
          <table:table-cell table:formula="of:=1-((1-[.E13])*(1-[.H35]))" office:value-type="float" office:value="0.126139725369564" calcext:value-type="float">
            <text:p>0.126139725369564</text:p>
          </table:table-cell>
          <table:table-cell table:formula="of:=1-((1-[.E13])*(1-[.I35]))" office:value-type="float" office:value="0.115749658850502" calcext:value-type="float">
            <text:p>0.115749658850502</text:p>
          </table:table-cell>
          <table:table-cell table:formula="of:=1-((1-[.E13])*(1-[.J35]))" office:value-type="float" office:value="0.110094518563574" calcext:value-type="float">
            <text:p>0.110094518563574</text:p>
          </table:table-cell>
          <table:table-cell table:formula="of:=1-((1-[.E13])*(1-[.K35]))" office:value-type="float" office:value="0.108491368119649" calcext:value-type="float">
            <text:p>0.108491368119649</text:p>
          </table:table-cell>
          <table:table-cell table:formula="of:=1-((1-[.E13])*(1-[.L35]))" office:value-type="float" office:value="0.103396502962192" calcext:value-type="float">
            <text:p>0.103396502962192</text:p>
          </table:table-cell>
        </table:table-row>
        <table:table-row table:style-name="ro1">
          <table:table-cell/>
          <table:table-cell table:formula="of:=1-((1-[.D14])*(1-[.H36]))" office:value-type="float" office:value="0.137708809484179" calcext:value-type="float">
            <text:p>0.137708809484179</text:p>
          </table:table-cell>
          <table:table-cell table:formula="of:=1-((1-[.D14])*(1-[.I36]))" office:value-type="float" office:value="0.139111030121256" calcext:value-type="float">
            <text:p>0.139111030121256</text:p>
          </table:table-cell>
          <table:table-cell table:formula="of:=1-((1-[.D14])*(1-[.J36]))" office:value-type="float" office:value="0.138467589583208" calcext:value-type="float">
            <text:p>0.138467589583208</text:p>
          </table:table-cell>
          <table:table-cell table:formula="of:=1-((1-[.D14])*(1-[.K36]))" office:value-type="float" office:value="0.141171185625478" calcext:value-type="float">
            <text:p>0.141171185625478</text:p>
          </table:table-cell>
          <table:table-cell table:formula="of:=1-((1-[.D14])*(1-[.L36]))" office:value-type="float" office:value="0.146756714933411" calcext:value-type="float">
            <text:p>0.146756714933411</text:p>
          </table:table-cell>
          <table:table-cell table:number-columns-repeated="2"/>
          <table:table-cell table:formula="of:=1-((1-[.E14])*(1-[.H36]))" office:value-type="float" office:value="0.138902985630933" calcext:value-type="float">
            <text:p>0.138902985630933</text:p>
          </table:table-cell>
          <table:table-cell table:formula="of:=1-((1-[.E14])*(1-[.I36]))" office:value-type="float" office:value="0.140303264350412" calcext:value-type="float">
            <text:p>0.140303264350412</text:p>
          </table:table-cell>
          <table:table-cell table:formula="of:=1-((1-[.E14])*(1-[.J36]))" office:value-type="float" office:value="0.139660714905015" calcext:value-type="float">
            <text:p>0.139660714905015</text:p>
          </table:table-cell>
          <table:table-cell table:formula="of:=1-((1-[.E14])*(1-[.K36]))" office:value-type="float" office:value="0.142360566771373" calcext:value-type="float">
            <text:p>0.142360566771373</text:p>
          </table:table-cell>
          <table:table-cell table:formula="of:=1-((1-[.E14])*(1-[.L36]))" office:value-type="float" office:value="0.147938360750521" calcext:value-type="float">
            <text:p>0.147938360750521</text:p>
          </table:table-cell>
        </table:table-row>
        <table:table-row table:style-name="ro1">
          <table:table-cell/>
          <table:table-cell table:formula="of:=1-((1-[.D15])*(1-[.H37]))" office:value-type="float" office:value="0.112829362717223" calcext:value-type="float">
            <text:p>0.112829362717223</text:p>
          </table:table-cell>
          <table:table-cell table:formula="of:=1-((1-[.D15])*(1-[.I37]))" office:value-type="float" office:value="0.122275483727565" calcext:value-type="float">
            <text:p>0.122275483727565</text:p>
          </table:table-cell>
          <table:table-cell table:formula="of:=1-((1-[.D15])*(1-[.J37]))" office:value-type="float" office:value="0.130012713379853" calcext:value-type="float">
            <text:p>0.130012713379853</text:p>
          </table:table-cell>
          <table:table-cell table:formula="of:=1-((1-[.D15])*(1-[.K37]))" office:value-type="float" office:value="0.133213258258002" calcext:value-type="float">
            <text:p>0.133213258258002</text:p>
          </table:table-cell>
          <table:table-cell table:formula="of:=1-((1-[.D15])*(1-[.L37]))" office:value-type="float" office:value="0.134952327199341" calcext:value-type="float">
            <text:p>0.134952327199341</text:p>
          </table:table-cell>
          <table:table-cell table:number-columns-repeated="2"/>
          <table:table-cell table:formula="of:=1-((1-[.E15])*(1-[.H37]))" office:value-type="float" office:value="0.109703908012271" calcext:value-type="float">
            <text:p>0.109703908012271</text:p>
          </table:table-cell>
          <table:table-cell table:formula="of:=1-((1-[.E15])*(1-[.I37]))" office:value-type="float" office:value="0.119183307201709" calcext:value-type="float">
            <text:p>0.119183307201709</text:p>
          </table:table-cell>
          <table:table-cell table:formula="of:=1-((1-[.E15])*(1-[.J37]))" office:value-type="float" office:value="0.126947794700238" calcext:value-type="float">
            <text:p>0.126947794700238</text:p>
          </table:table-cell>
          <table:table-cell table:formula="of:=1-((1-[.E15])*(1-[.K37]))" office:value-type="float" office:value="0.130159614926812" calcext:value-type="float">
            <text:p>0.130159614926812</text:p>
          </table:table-cell>
          <table:table-cell table:formula="of:=1-((1-[.E15])*(1-[.L37]))" office:value-type="float" office:value="0.131904810515017" calcext:value-type="float">
            <text:p>0.131904810515017</text:p>
          </table:table-cell>
        </table:table-row>
        <table:table-row table:style-name="ro1">
          <table:table-cell/>
          <table:table-cell table:formula="of:=SUM([.B43:.B57])" office:value-type="float" office:value="1.93289474055413" calcext:value-type="float">
            <text:p>1.93289474055413</text:p>
          </table:table-cell>
          <table:table-cell table:formula="of:=SUM([.C43:.C57])" office:value-type="float" office:value="1.93295743562363" calcext:value-type="float">
            <text:p>1.93295743562363</text:p>
          </table:table-cell>
          <table:table-cell table:formula="of:=SUM([.D43:.D57])" office:value-type="float" office:value="1.93283410910186" calcext:value-type="float">
            <text:p>1.93283410910186</text:p>
          </table:table-cell>
          <table:table-cell table:formula="of:=SUM([.E43:.E57])" office:value-type="float" office:value="1.9326660571824" calcext:value-type="float">
            <text:p>1.9326660571824</text:p>
          </table:table-cell>
          <table:table-cell table:formula="of:=SUM([.F43:.F57])" office:value-type="float" office:value="1.9326264349929" calcext:value-type="float">
            <text:p>1.9326264349929</text:p>
          </table:table-cell>
          <table:table-cell table:number-columns-repeated="2"/>
          <table:table-cell table:formula="of:=SUM([.I43:.I57])" office:value-type="float" office:value="1.93289399821998" calcext:value-type="float">
            <text:p>1.93289399821998</text:p>
          </table:table-cell>
          <table:table-cell table:formula="of:=SUM([.J43:.J57])" office:value-type="float" office:value="1.93281572283554" calcext:value-type="float">
            <text:p>1.93281572283554</text:p>
          </table:table-cell>
          <table:table-cell table:formula="of:=SUM([.K43:.K57])" office:value-type="float" office:value="1.9326428293855" calcext:value-type="float">
            <text:p>1.9326428293855</text:p>
          </table:table-cell>
          <table:table-cell table:formula="of:=SUM([.L43:.L57])" office:value-type="float" office:value="1.93245357893758" calcext:value-type="float">
            <text:p>1.93245357893758</text:p>
          </table:table-cell>
          <table:table-cell table:formula="of:=SUM([.M43:.M57])" office:value-type="float" office:value="1.93242577317858" calcext:value-type="float">
            <text:p>1.93242577317858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남</text:p>
          </table:table-cell>
          <table:table-cell office:value-type="string" calcext:value-type="string">
            <text:p>연령별</text:p>
          </table:table-cell>
          <table:table-cell table:number-columns-repeated="5"/>
          <table:table-cell office:value-type="string" calcext:value-type="string">
            <text:p>여</text:p>
          </table:table-cell>
          <table:table-cell office:value-type="string" calcext:value-type="string">
            <text:p>연령별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3]/1.93" office:value-type="float" office:value="0.0627681493672936" calcext:value-type="float">
            <text:p>0.0627681493672936</text:p>
          </table:table-cell>
          <table:table-cell table:formula="of:=[.C43]/1.93" office:value-type="float" office:value="0.0657821019872812" calcext:value-type="float">
            <text:p>0.0657821019872812</text:p>
          </table:table-cell>
          <table:table-cell table:formula="of:=[.D43]/1.93" office:value-type="float" office:value="0.0683813130607107" calcext:value-type="float">
            <text:p>0.0683813130607107</text:p>
          </table:table-cell>
          <table:table-cell table:formula="of:=[.E43]/1.93" office:value-type="float" office:value="0.0703778833277803" calcext:value-type="float">
            <text:p>0.0703778833277803</text:p>
          </table:table-cell>
          <table:table-cell table:formula="of:=[.F43]/1.93" office:value-type="float" office:value="0.0674725697818134" calcext:value-type="float">
            <text:p>0.067472569781813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43]/1.93" office:value-type="float" office:value="0.0636184208065262" calcext:value-type="float">
            <text:p>0.0636184208065262</text:p>
          </table:table-cell>
          <table:table-cell table:formula="of:=[.J43]/1.93" office:value-type="float" office:value="0.0666267457014562" calcext:value-type="float">
            <text:p>0.0666267457014562</text:p>
          </table:table-cell>
          <table:table-cell table:formula="of:=[.K43]/1.93" office:value-type="float" office:value="0.0692211034652512" calcext:value-type="float">
            <text:p>0.0692211034652512</text:p>
          </table:table-cell>
          <table:table-cell table:formula="of:=[.L43]/1.93" office:value-type="float" office:value="0.0712139456881417" calcext:value-type="float">
            <text:p>0.0712139456881417</text:p>
          </table:table-cell>
          <table:table-cell table:formula="of:=[.M43]/1.93" office:value-type="float" office:value="0.068314057013732" calcext:value-type="float">
            <text:p>0.068314057013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]/1.93" office:value-type="float" office:value="0.0551331208453993" calcext:value-type="float">
            <text:p>0.0551331208453993</text:p>
          </table:table-cell>
          <table:table-cell table:formula="of:=[.C44]/1.93" office:value-type="float" office:value="0.0592581247469462" calcext:value-type="float">
            <text:p>0.0592581247469462</text:p>
          </table:table-cell>
          <table:table-cell table:formula="of:=[.D44]/1.93" office:value-type="float" office:value="0.0597949020948737" calcext:value-type="float">
            <text:p>0.0597949020948737</text:p>
          </table:table-cell>
          <table:table-cell table:formula="of:=[.E44]/1.93" office:value-type="float" office:value="0.0586096379063641" calcext:value-type="float">
            <text:p>0.0586096379063641</text:p>
          </table:table-cell>
          <table:table-cell table:formula="of:=[.F44]/1.93" office:value-type="float" office:value="0.0567842232552903" calcext:value-type="float">
            <text:p>0.056784223255290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4]/1.93" office:value-type="float" office:value="0.0554597606182846" calcext:value-type="float">
            <text:p>0.0554597606182846</text:p>
          </table:table-cell>
          <table:table-cell table:formula="of:=[.J44]/1.93" office:value-type="float" office:value="0.0595818543995329" calcext:value-type="float">
            <text:p>0.0595818543995329</text:p>
          </table:table-cell>
          <table:table-cell table:formula="of:=[.K44]/1.93" office:value-type="float" office:value="0.0601182530601444" calcext:value-type="float">
            <text:p>0.0601182530601444</text:p>
          </table:table-cell>
          <table:table-cell table:formula="of:=[.L44]/1.93" office:value-type="float" office:value="0.0589338250554194" calcext:value-type="float">
            <text:p>0.0589338250554194</text:p>
          </table:table-cell>
          <table:table-cell table:formula="of:=[.M44]/1.93" office:value-type="float" office:value="0.0571096982034257" calcext:value-type="float">
            <text:p>0.0571096982034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/1.93" office:value-type="float" office:value="0.0637642968404452" calcext:value-type="float">
            <text:p>0.0637642968404452</text:p>
          </table:table-cell>
          <table:table-cell table:formula="of:=[.C45]/1.93" office:value-type="float" office:value="0.0630046917947186" calcext:value-type="float">
            <text:p>0.0630046917947186</text:p>
          </table:table-cell>
          <table:table-cell table:formula="of:=[.D45]/1.93" office:value-type="float" office:value="0.0632168420584484" calcext:value-type="float">
            <text:p>0.0632168420584484</text:p>
          </table:table-cell>
          <table:table-cell table:formula="of:=[.E45]/1.93" office:value-type="float" office:value="0.0607185669252409" calcext:value-type="float">
            <text:p>0.0607185669252409</text:p>
          </table:table-cell>
          <table:table-cell table:formula="of:=[.F45]/1.93" office:value-type="float" office:value="0.062591888044599" calcext:value-type="float">
            <text:p>0.06259188804459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45]/1.93" office:value-type="float" office:value="0.0645659766930913" calcext:value-type="float">
            <text:p>0.0645659766930913</text:p>
          </table:table-cell>
          <table:table-cell table:formula="of:=[.J45]/1.93" office:value-type="float" office:value="0.0638077118755943" calcext:value-type="float">
            <text:p>0.0638077118755943</text:p>
          </table:table-cell>
          <table:table-cell table:formula="of:=[.K45]/1.93" office:value-type="float" office:value="0.064019487826681" calcext:value-type="float">
            <text:p>0.064019487826681</text:p>
          </table:table-cell>
          <table:table-cell table:formula="of:=[.L45]/1.93" office:value-type="float" office:value="0.0615256205879149" calcext:value-type="float">
            <text:p>0.0615256205879149</text:p>
          </table:table-cell>
          <table:table-cell table:formula="of:=[.M45]/1.93" office:value-type="float" office:value="0.0633956364661332" calcext:value-type="float">
            <text:p>0.0633956364661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6]/1.93" office:value-type="float" office:value="0.0714420078509175" calcext:value-type="float">
            <text:p>0.0714420078509175</text:p>
          </table:table-cell>
          <table:table-cell table:formula="of:=[.C46]/1.93" office:value-type="float" office:value="0.0702923815376959" calcext:value-type="float">
            <text:p>0.0702923815376959</text:p>
          </table:table-cell>
          <table:table-cell table:formula="of:=[.D46]/1.93" office:value-type="float" office:value="0.0686033676396161" calcext:value-type="float">
            <text:p>0.0686033676396161</text:p>
          </table:table-cell>
          <table:table-cell table:formula="of:=[.E46]/1.93" office:value-type="float" office:value="0.0693339094913768" calcext:value-type="float">
            <text:p>0.0693339094913768</text:p>
          </table:table-cell>
          <table:table-cell table:formula="of:=[.F46]/1.93" office:value-type="float" office:value="0.0708159634335072" calcext:value-type="float">
            <text:p>0.070815963433507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46]/1.93" office:value-type="float" office:value="0.0718924846123371" calcext:value-type="float">
            <text:p>0.0718924846123371</text:p>
          </table:table-cell>
          <table:table-cell table:formula="of:=[.J46]/1.93" office:value-type="float" office:value="0.0707440176642228" calcext:value-type="float">
            <text:p>0.0707440176642228</text:p>
          </table:table-cell>
          <table:table-cell table:formula="of:=[.K46]/1.93" office:value-type="float" office:value="0.0690567070881327" calcext:value-type="float">
            <text:p>0.0690567070881327</text:p>
          </table:table-cell>
          <table:table-cell table:formula="of:=[.L46]/1.93" office:value-type="float" office:value="0.0697865122094249" calcext:value-type="float">
            <text:p>0.0697865122094249</text:p>
          </table:table-cell>
          <table:table-cell table:formula="of:=[.M46]/1.93" office:value-type="float" office:value="0.071267071542735" calcext:value-type="float">
            <text:p>0.0712670715427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7]/1.93" office:value-type="float" office:value="0.0703854700857075" calcext:value-type="float">
            <text:p>0.0703854700857075</text:p>
          </table:table-cell>
          <table:table-cell table:formula="of:=[.C47]/1.93" office:value-type="float" office:value="0.0634059169597516" calcext:value-type="float">
            <text:p>0.0634059169597516</text:p>
          </table:table-cell>
          <table:table-cell table:formula="of:=[.D47]/1.93" office:value-type="float" office:value="0.0576745852050901" calcext:value-type="float">
            <text:p>0.0576745852050901</text:p>
          </table:table-cell>
          <table:table-cell table:formula="of:=[.E47]/1.93" office:value-type="float" office:value="0.0540709849003052" calcext:value-type="float">
            <text:p>0.0540709849003052</text:p>
          </table:table-cell>
          <table:table-cell table:formula="of:=[.F47]/1.93" office:value-type="float" office:value="0.0556797712370084" calcext:value-type="float">
            <text:p>0.055679771237008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47]/1.93" office:value-type="float" office:value="0.0690525483992113" calcext:value-type="float">
            <text:p>0.0690525483992113</text:p>
          </table:table-cell>
          <table:table-cell table:formula="of:=[.J47]/1.93" office:value-type="float" office:value="0.0620522175771928" calcext:value-type="float">
            <text:p>0.0620522175771928</text:p>
          </table:table-cell>
          <table:table-cell table:formula="of:=[.K47]/1.93" office:value-type="float" office:value="0.0563038240039473" calcext:value-type="float">
            <text:p>0.0563038240039473</text:p>
          </table:table-cell>
          <table:table-cell table:formula="of:=[.L47]/1.93" office:value-type="float" office:value="0.0526894960049228" calcext:value-type="float">
            <text:p>0.0526894960049228</text:p>
          </table:table-cell>
          <table:table-cell table:formula="of:=[.M47]/1.93" office:value-type="float" office:value="0.0543030715986072" calcext:value-type="float">
            <text:p>0.0543030715986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8]/1.93" office:value-type="float" office:value="0.0595300018605514" calcext:value-type="float">
            <text:p>0.0595300018605514</text:p>
          </table:table-cell>
          <table:table-cell table:formula="of:=[.C48]/1.93" office:value-type="float" office:value="0.0632140684969385" calcext:value-type="float">
            <text:p>0.0632140684969385</text:p>
          </table:table-cell>
          <table:table-cell table:formula="of:=[.D48]/1.93" office:value-type="float" office:value="0.0662067111530585" calcext:value-type="float">
            <text:p>0.0662067111530585</text:p>
          </table:table-cell>
          <table:table-cell table:formula="of:=[.E48]/1.93" office:value-type="float" office:value="0.0700883033687725" calcext:value-type="float">
            <text:p>0.0700883033687725</text:p>
          </table:table-cell>
          <table:table-cell table:formula="of:=[.F48]/1.93" office:value-type="float" office:value="0.0711634870223563" calcext:value-type="float">
            <text:p>0.07116348702235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48]/1.93" office:value-type="float" office:value="0.0577663818886792" calcext:value-type="float">
            <text:p>0.0577663818886792</text:p>
          </table:table-cell>
          <table:table-cell table:formula="of:=[.J48]/1.93" office:value-type="float" office:value="0.0614646160495402" calcext:value-type="float">
            <text:p>0.0614646160495402</text:p>
          </table:table-cell>
          <table:table-cell table:formula="of:=[.K48]/1.93" office:value-type="float" office:value="0.064468767275471" calcext:value-type="float">
            <text:p>0.064468767275471</text:p>
          </table:table-cell>
          <table:table-cell table:formula="of:=[.L48]/1.93" office:value-type="float" office:value="0.0683652866241992" calcext:value-type="float">
            <text:p>0.0683652866241992</text:p>
          </table:table-cell>
          <table:table-cell table:formula="of:=[.M48]/1.93" office:value-type="float" office:value="0.0694446050267518" calcext:value-type="float">
            <text:p>0.0694446050267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9]/1.93" office:value-type="float" office:value="0.0765228110118156" calcext:value-type="float">
            <text:p>0.0765228110118156</text:p>
          </table:table-cell>
          <table:table-cell table:formula="of:=[.C49]/1.93" office:value-type="float" office:value="0.074852150126817" calcext:value-type="float">
            <text:p>0.074852150126817</text:p>
          </table:table-cell>
          <table:table-cell table:formula="of:=[.D49]/1.93" office:value-type="float" office:value="0.0772689517710484" calcext:value-type="float">
            <text:p>0.0772689517710484</text:p>
          </table:table-cell>
          <table:table-cell table:formula="of:=[.E49]/1.93" office:value-type="float" office:value="0.0799619659504258" calcext:value-type="float">
            <text:p>0.0799619659504258</text:p>
          </table:table-cell>
          <table:table-cell table:formula="of:=[.F49]/1.93" office:value-type="float" office:value="0.0807949093737116" calcext:value-type="float">
            <text:p>0.080794909373711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49]/1.93" office:value-type="float" office:value="0.0770508214591891" calcext:value-type="float">
            <text:p>0.0770508214591891</text:p>
          </table:table-cell>
          <table:table-cell table:formula="of:=[.J49]/1.93" office:value-type="float" office:value="0.0753821580891879" calcext:value-type="float">
            <text:p>0.0753821580891879</text:p>
          </table:table-cell>
          <table:table-cell table:formula="of:=[.K49]/1.93" office:value-type="float" office:value="0.0777960700999974" calcext:value-type="float">
            <text:p>0.0777960700999974</text:p>
          </table:table-cell>
          <table:table-cell table:formula="of:=[.L49]/1.93" office:value-type="float" office:value="0.0804858643942025" calcext:value-type="float">
            <text:p>0.0804858643942025</text:p>
          </table:table-cell>
          <table:table-cell table:formula="of:=[.M49]/1.93" office:value-type="float" office:value="0.0813178119140137" calcext:value-type="float">
            <text:p>0.0813178119140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0]/1.93" office:value-type="float" office:value="0.0608795536569384" calcext:value-type="float">
            <text:p>0.0608795536569384</text:p>
          </table:table-cell>
          <table:table-cell table:formula="of:=[.C50]/1.93" office:value-type="float" office:value="0.062287121650228" calcext:value-type="float">
            <text:p>0.062287121650228</text:p>
          </table:table-cell>
          <table:table-cell table:formula="of:=[.D50]/1.93" office:value-type="float" office:value="0.059897926402041" calcext:value-type="float">
            <text:p>0.059897926402041</text:p>
          </table:table-cell>
          <table:table-cell table:formula="of:=[.E50]/1.93" office:value-type="float" office:value="0.0585266471032016" calcext:value-type="float">
            <text:p>0.0585266471032016</text:p>
          </table:table-cell>
          <table:table-cell table:formula="of:=[.F50]/1.93" office:value-type="float" office:value="0.0597695421369635" calcext:value-type="float">
            <text:p>0.059769542136963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50]/1.93" office:value-type="float" office:value="0.0615156337363945" calcext:value-type="float">
            <text:p>0.0615156337363945</text:p>
          </table:table-cell>
          <table:table-cell table:formula="of:=[.J50]/1.93" office:value-type="float" office:value="0.0629212436851683" calcext:value-type="float">
            <text:p>0.0629212436851683</text:p>
          </table:table-cell>
          <table:table-cell table:formula="of:=[.K50]/1.93" office:value-type="float" office:value="0.0605353720069084" calcext:value-type="float">
            <text:p>0.0605353720069084</text:p>
          </table:table-cell>
          <table:table-cell table:formula="of:=[.L50]/1.93" office:value-type="float" office:value="0.0591660002719831" calcext:value-type="float">
            <text:p>0.0591660002719831</text:p>
          </table:table-cell>
          <table:table-cell table:formula="of:=[.M50]/1.93" office:value-type="float" office:value="0.060407166335055" calcext:value-type="float">
            <text:p>0.060407166335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1]/1.93" office:value-type="float" office:value="0.0638386779678008" calcext:value-type="float">
            <text:p>0.0638386779678008</text:p>
          </table:table-cell>
          <table:table-cell table:formula="of:=[.C51]/1.93" office:value-type="float" office:value="0.0682043038724415" calcext:value-type="float">
            <text:p>0.0682043038724415</text:p>
          </table:table-cell>
          <table:table-cell table:formula="of:=[.D51]/1.93" office:value-type="float" office:value="0.0694046577870895" calcext:value-type="float">
            <text:p>0.0694046577870895</text:p>
          </table:table-cell>
          <table:table-cell table:formula="of:=[.E51]/1.93" office:value-type="float" office:value="0.0700883033687725" calcext:value-type="float">
            <text:p>0.0700883033687725</text:p>
          </table:table-cell>
          <table:table-cell table:formula="of:=[.F51]/1.93" office:value-type="float" office:value="0.0682521214645684" calcext:value-type="float">
            <text:p>0.068252121464568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51]/1.93" office:value-type="float" office:value="0.0672755716902199" calcext:value-type="float">
            <text:p>0.0672755716902199</text:p>
          </table:table-cell>
          <table:table-cell table:formula="of:=[.J51]/1.93" office:value-type="float" office:value="0.0716081702491606" calcext:value-type="float">
            <text:p>0.0716081702491606</text:p>
          </table:table-cell>
          <table:table-cell table:formula="of:=[.K51]/1.93" office:value-type="float" office:value="0.0727994431054295" calcext:value-type="float">
            <text:p>0.0727994431054295</text:p>
          </table:table-cell>
          <table:table-cell table:formula="of:=[.L51]/1.93" office:value-type="float" office:value="0.0734779166912851" calcext:value-type="float">
            <text:p>0.0734779166912851</text:p>
          </table:table-cell>
          <table:table-cell table:formula="of:=[.M51]/1.93" office:value-type="float" office:value="0.0716556260860248" calcext:value-type="float">
            <text:p>0.0716556260860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2]/1.93" office:value-type="float" office:value="0.0685327493828752" calcext:value-type="float">
            <text:p>0.0685327493828752</text:p>
          </table:table-cell>
          <table:table-cell table:formula="of:=[.C52]/1.93" office:value-type="float" office:value="0.0646752292272346" calcext:value-type="float">
            <text:p>0.0646752292272346</text:p>
          </table:table-cell>
          <table:table-cell table:formula="of:=[.D52]/1.93" office:value-type="float" office:value="0.0637539661596667" calcext:value-type="float">
            <text:p>0.0637539661596667</text:p>
          </table:table-cell>
          <table:table-cell table:formula="of:=[.E52]/1.93" office:value-type="float" office:value="0.0606327723787283" calcext:value-type="float">
            <text:p>0.0606327723787283</text:p>
          </table:table-cell>
          <table:table-cell table:formula="of:=[.F52]/1.93" office:value-type="float" office:value="0.0603298003515907" calcext:value-type="float">
            <text:p>0.060329800351590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52]/1.93" office:value-type="float" office:value="0.0672206866857103" calcext:value-type="float">
            <text:p>0.0672206866857103</text:p>
          </table:table-cell>
          <table:table-cell table:formula="of:=[.J52]/1.93" office:value-type="float" office:value="0.0633519092209684" calcext:value-type="float">
            <text:p>0.0633519092209684</text:p>
          </table:table-cell>
          <table:table-cell table:formula="of:=[.K52]/1.93" office:value-type="float" office:value="0.0624279576533547" calcext:value-type="float">
            <text:p>0.0624279576533547</text:p>
          </table:table-cell>
          <table:table-cell table:formula="of:=[.L52]/1.93" office:value-type="float" office:value="0.0592976553670193" calcext:value-type="float">
            <text:p>0.0592976553670193</text:p>
          </table:table-cell>
          <table:table-cell table:formula="of:=[.M52]/1.93" office:value-type="float" office:value="0.0589937991838382" calcext:value-type="float">
            <text:p>0.05899379918383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3]/1.93" office:value-type="float" office:value="0.0785174447246164" calcext:value-type="float">
            <text:p>0.0785174447246164</text:p>
          </table:table-cell>
          <table:table-cell table:formula="of:=[.C53]/1.93" office:value-type="float" office:value="0.0777825036207412" calcext:value-type="float">
            <text:p>0.0777825036207412</text:p>
          </table:table-cell>
          <table:table-cell table:formula="of:=[.D53]/1.93" office:value-type="float" office:value="0.0776996249360647" calcext:value-type="float">
            <text:p>0.0776996249360647</text:p>
          </table:table-cell>
          <table:table-cell table:formula="of:=[.E53]/1.93" office:value-type="float" office:value="0.0765399037335375" calcext:value-type="float">
            <text:p>0.0765399037335375</text:p>
          </table:table-cell>
          <table:table-cell table:formula="of:=[.F53]/1.93" office:value-type="float" office:value="0.0761037211469925" calcext:value-type="float">
            <text:p>0.07610372114699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53]/1.93" office:value-type="float" office:value="0.0793252628746846" calcext:value-type="float">
            <text:p>0.0793252628746846</text:p>
          </table:table-cell>
          <table:table-cell table:formula="of:=[.J53]/1.93" office:value-type="float" office:value="0.0785916722608904" calcext:value-type="float">
            <text:p>0.0785916722608904</text:p>
          </table:table-cell>
          <table:table-cell table:formula="of:=[.K53]/1.93" office:value-type="float" office:value="0.0785089458698343" calcext:value-type="float">
            <text:p>0.0785089458698343</text:p>
          </table:table-cell>
          <table:table-cell table:formula="of:=[.L53]/1.93" office:value-type="float" office:value="0.0773513557115125" calcext:value-type="float">
            <text:p>0.0773513557115125</text:p>
          </table:table-cell>
          <table:table-cell table:formula="of:=[.M53]/1.93" office:value-type="float" office:value="0.0769159746317188" calcext:value-type="float">
            <text:p>0.07691597463171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4]/1.93" office:value-type="float" office:value="0.0719882768828153" calcext:value-type="float">
            <text:p>0.0719882768828153</text:p>
          </table:table-cell>
          <table:table-cell table:formula="of:=[.C54]/1.93" office:value-type="float" office:value="0.0703030072484579" calcext:value-type="float">
            <text:p>0.0703030072484579</text:p>
          </table:table-cell>
          <table:table-cell table:formula="of:=[.D54]/1.93" office:value-type="float" office:value="0.0703298476265087" calcext:value-type="float">
            <text:p>0.0703298476265087</text:p>
          </table:table-cell>
          <table:table-cell table:formula="of:=[.E54]/1.93" office:value-type="float" office:value="0.0709626974615519" calcext:value-type="float">
            <text:p>0.0709626974615519</text:p>
          </table:table-cell>
          <table:table-cell table:formula="of:=[.F54]/1.93" office:value-type="float" office:value="0.0689600962155938" calcext:value-type="float">
            <text:p>0.068960096215593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54]/1.93" office:value-type="float" office:value="0.0725866988295638" calcext:value-type="float">
            <text:p>0.0725866988295638</text:p>
          </table:table-cell>
          <table:table-cell table:formula="of:=[.J54]/1.93" office:value-type="float" office:value="0.0709036896690087" calcext:value-type="float">
            <text:p>0.0709036896690087</text:p>
          </table:table-cell>
          <table:table-cell table:formula="of:=[.K54]/1.93" office:value-type="float" office:value="0.0709304940457157" calcext:value-type="float">
            <text:p>0.0709304940457157</text:p>
          </table:table-cell>
          <table:table-cell table:formula="of:=[.L54]/1.93" office:value-type="float" office:value="0.0715624950311483" calcext:value-type="float">
            <text:p>0.0715624950311483</text:p>
          </table:table-cell>
          <table:table-cell table:formula="of:=[.M54]/1.93" office:value-type="float" office:value="0.0695625798999582" calcext:value-type="float">
            <text:p>0.06956257989995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5]/1.93" office:value-type="float" office:value="0.0683847806382259" calcext:value-type="float">
            <text:p>0.0683847806382259</text:p>
          </table:table-cell>
          <table:table-cell table:formula="of:=[.C55]/1.93" office:value-type="float" office:value="0.0630373219301296" calcext:value-type="float">
            <text:p>0.0630373219301296</text:p>
          </table:table-cell>
          <table:table-cell table:formula="of:=[.D55]/1.93" office:value-type="float" office:value="0.0601267891517921" calcext:value-type="float">
            <text:p>0.0601267891517921</text:p>
          </table:table-cell>
          <table:table-cell table:formula="of:=[.E55]/1.93" office:value-type="float" office:value="0.0593016952232763" calcext:value-type="float">
            <text:p>0.0593016952232763</text:p>
          </table:table-cell>
          <table:table-cell table:formula="of:=[.F55]/1.93" office:value-type="float" office:value="0.0566795194169102" calcext:value-type="float">
            <text:p>0.056679519416910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55]/1.93" office:value-type="float" office:value="0.0653573706578053" calcext:value-type="float">
            <text:p>0.0653573706578053</text:p>
          </table:table-cell>
          <table:table-cell table:formula="of:=[.J55]/1.93" office:value-type="float" office:value="0.0599739165028506" calcext:value-type="float">
            <text:p>0.0599739165028506</text:p>
          </table:table-cell>
          <table:table-cell table:formula="of:=[.K55]/1.93" office:value-type="float" office:value="0.0570437920018518" calcext:value-type="float">
            <text:p>0.0570437920018518</text:p>
          </table:table-cell>
          <table:table-cell table:formula="of:=[.L55]/1.93" office:value-type="float" office:value="0.0562131441034453" calcext:value-type="float">
            <text:p>0.0562131441034453</text:p>
          </table:table-cell>
          <table:table-cell table:formula="of:=[.M55]/1.93" office:value-type="float" office:value="0.0535733175969909" calcext:value-type="float">
            <text:p>0.0535733175969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6]/1.93" office:value-type="float" office:value="0.0713517147586421" calcext:value-type="float">
            <text:p>0.0713517147586421</text:p>
          </table:table-cell>
          <table:table-cell table:formula="of:=[.C56]/1.93" office:value-type="float" office:value="0.0720782539488372" calcext:value-type="float">
            <text:p>0.0720782539488372</text:p>
          </table:table-cell>
          <table:table-cell table:formula="of:=[.D56]/1.93" office:value-type="float" office:value="0.0717448650690198" calcext:value-type="float">
            <text:p>0.0717448650690198</text:p>
          </table:table-cell>
          <table:table-cell table:formula="of:=[.E56]/1.93" office:value-type="float" office:value="0.0731456920339267" calcext:value-type="float">
            <text:p>0.0731456920339267</text:p>
          </table:table-cell>
          <table:table-cell table:formula="of:=[.F56]/1.93" office:value-type="float" office:value="0.0760397486701611" calcext:value-type="float">
            <text:p>0.076039748670161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56]/1.93" office:value-type="float" office:value="0.0719704588761311" calcext:value-type="float">
            <text:p>0.0719704588761311</text:p>
          </table:table-cell>
          <table:table-cell table:formula="of:=[.J56]/1.93" office:value-type="float" office:value="0.072695991891405" calcext:value-type="float">
            <text:p>0.072695991891405</text:p>
          </table:table-cell>
          <table:table-cell table:formula="of:=[.K56]/1.93" office:value-type="float" office:value="0.0723630647176241" calcext:value-type="float">
            <text:p>0.0723630647176241</text:p>
          </table:table-cell>
          <table:table-cell table:formula="of:=[.L56]/1.93" office:value-type="float" office:value="0.0737619516950121" calcext:value-type="float">
            <text:p>0.0737619516950121</text:p>
          </table:table-cell>
          <table:table-cell table:formula="of:=[.M56]/1.93" office:value-type="float" office:value="0.0766520003888712" calcext:value-type="float">
            <text:p>0.0766520003888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7]/1.93" office:value-type="float" office:value="0.0584608096980428" calcext:value-type="float">
            <text:p>0.0584608096980428</text:p>
          </table:table-cell>
          <table:table-cell table:formula="of:=[.C57]/1.93" office:value-type="float" office:value="0.063355172915837" calcext:value-type="float">
            <text:p>0.063355172915837</text:p>
          </table:table-cell>
          <table:table-cell table:formula="of:=[.D57]/1.93" office:value-type="float" office:value="0.0673641001968152" calcext:value-type="float">
            <text:p>0.0673641001968152</text:p>
          </table:table-cell>
          <table:table-cell table:formula="of:=[.E57]/1.93" office:value-type="float" office:value="0.0690224136051825" calcext:value-type="float">
            <text:p>0.0690224136051825</text:p>
          </table:table-cell>
          <table:table-cell table:formula="of:=[.F57]/1.93" office:value-type="float" office:value="0.0699234855955134" calcext:value-type="float">
            <text:p>0.069923485595513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57]/1.93" office:value-type="float" office:value="0.0568414031151666" calcext:value-type="float">
            <text:p>0.0568414031151666</text:p>
          </table:table-cell>
          <table:table-cell table:formula="of:=[.J57]/1.93" office:value-type="float" office:value="0.0617530089128028" calcext:value-type="float">
            <text:p>0.0617530089128028</text:p>
          </table:table-cell>
          <table:table-cell table:formula="of:=[.K57]/1.93" office:value-type="float" office:value="0.0657760594301749" calcext:value-type="float">
            <text:p>0.0657760594301749</text:p>
          </table:table-cell>
          <table:table-cell table:formula="of:=[.L57]/1.93" office:value-type="float" office:value="0.0674402149879853" calcext:value-type="float">
            <text:p>0.0674402149879853</text:p>
          </table:table-cell>
          <table:table-cell table:formula="of:=[.M57]/1.93" office:value-type="float" office:value="0.0683444614067445" calcext:value-type="float">
            <text:p>0.0683444614067445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데이터셋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성별</text:p>
          </table:table-cell>
          <table:table-cell office:value-type="string" calcext:value-type="string">
            <text:p>연령</text:p>
          </table:table-cell>
          <table:table-cell table:number-columns-repeated="2"/>
          <table:table-cell office:value-type="string" calcext:value-type="string">
            <text:p>선호음료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5:39:26.404084632</meta:creation-date>
    <dc:date>2024-01-23T17:03:45.733494549</dc:date>
    <meta:editing-duration>PT1M36S</meta:editing-duration>
    <meta:editing-cycles>1</meta:editing-cycles>
    <meta:generator>LibreOffice/7.3.7.2$Linux_X86_64 LibreOffice_project/30$Build-2</meta:generator>
    <meta:document-statistic meta:table-count="1" meta:cell-count="609" meta:object-count="0"/>
  </office:meta>
</office:document-meta>
</file>